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5" style:family="table-cell" style:parent-style-name="Default" style:data-style-name="N2">
      <style:map style:condition="is-true-formula([.B3]=MIN([.$B3];[.$C3];[.$D3]))" style:apply-style-name="Good" style:base-cell-address="Sheet1.B3"/>
    </style:style>
    <style:style style:name="ce2" style:family="table-cell" style:parent-style-name="Default">
      <style:map style:condition="is-true-formula([.B3]=MIN([.$B3];[.$C3];[.$D3]))" style:apply-style-name="Good" style:base-cell-address="Sheet1.B3"/>
    </style:style>
    <style:style style:name="ce4" style:family="table-cell" style:parent-style-name="Accent_20_3" style:data-style-name="N2"/>
    <style:style style:name="ce8" style:family="table-cell" style:parent-style-name="Default">
      <style:map style:condition="is-true-formula([.B204]=MIN([.$B204];[.$C204];[.$D204];[.$E204];[.$F204];[.$G204]))" style:apply-style-name="Good" style:base-cell-address="Sheet1.B204"/>
    </style:style>
    <style:style style:name="ce9" style:family="table-cell" style:parent-style-name="Default" style:data-style-name="N2">
      <style:map style:condition="is-true-formula([.C173]=MIN([.$C173];[.$E173];[.$G173];[.$I173];[.$K173];[.$M173]))" style:apply-style-name="Good" style:base-cell-address="Sheet1.C173"/>
    </style:style>
    <style:style style:name="ce7" style:family="table-cell" style:parent-style-name="Default">
      <style:map style:condition="is-true-formula([.M61]=MIN([.$C61];[.$E61];[.$G61];[.$I61]))" style:apply-style-name="Good" style:base-cell-address="Sheet1.M6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ximit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office:value-type="string" calcext:value-type="string">
            <text:p>No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ce5" office:value-type="float" office:value="243.72" calcext:value-type="float">
            <text:p>243.72</text:p>
          </table:table-cell>
          <table:table-cell table:style-name="ce2" office:value-type="float" office:value="356.47" calcext:value-type="float">
            <text:p>356.47</text:p>
          </table:table-cell>
          <table:table-cell table:style-name="ce2" office:value-type="float" office:value="232.34" calcext:value-type="float">
            <text:p>232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ce5" office:value-type="float" office:value="243.72" calcext:value-type="float">
            <text:p>243.72</text:p>
          </table:table-cell>
          <table:table-cell table:style-name="ce2" office:value-type="float" office:value="372.28" calcext:value-type="float">
            <text:p>372.28</text:p>
          </table:table-cell>
          <table:table-cell table:style-name="ce2" office:value-type="float" office:value="221.55" calcext:value-type="float">
            <text:p>221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ce5" office:value-type="float" office:value="277.5" calcext:value-type="float">
            <text:p>277.50</text:p>
          </table:table-cell>
          <table:table-cell table:style-name="ce2" office:value-type="float" office:value="347.94" calcext:value-type="float">
            <text:p>347.94</text:p>
          </table:table-cell>
          <table:table-cell table:style-name="ce2" office:value-type="float" office:value="218.73" calcext:value-type="float">
            <text:p>218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ce5" office:value-type="float" office:value="711" calcext:value-type="float">
            <text:p>711.00</text:p>
          </table:table-cell>
          <table:table-cell table:style-name="ce2" office:value-type="float" office:value="924.31" calcext:value-type="float">
            <text:p>924.31</text:p>
          </table:table-cell>
          <table:table-cell table:style-name="ce2" office:value-type="float" office:value="740.45" calcext:value-type="float">
            <text:p>740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ce5" office:value-type="float" office:value="713.2" calcext:value-type="float">
            <text:p>713.20</text:p>
          </table:table-cell>
          <table:table-cell table:style-name="ce2" office:value-type="float" office:value="874.8" calcext:value-type="float">
            <text:p>874.8</text:p>
          </table:table-cell>
          <table:table-cell table:style-name="ce2" office:value-type="float" office:value="713.39" calcext:value-type="float">
            <text:p>713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ce5" office:value-type="float" office:value="481.2" calcext:value-type="float">
            <text:p>481.20</text:p>
          </table:table-cell>
          <table:table-cell table:style-name="ce2" office:value-type="float" office:value="751.05" calcext:value-type="float">
            <text:p>751.05</text:p>
          </table:table-cell>
          <table:table-cell table:style-name="ce2" office:value-type="float" office:value="471.61" calcext:value-type="float">
            <text:p>471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ce5" office:value-type="float" office:value="322.29" calcext:value-type="float">
            <text:p>322.29</text:p>
          </table:table-cell>
          <table:table-cell table:style-name="ce2" office:value-type="float" office:value="589.22" calcext:value-type="float">
            <text:p>589.22</text:p>
          </table:table-cell>
          <table:table-cell table:style-name="ce2" office:value-type="float" office:value="359.18" calcext:value-type="float">
            <text:p>359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ce5" office:value-type="float" office:value="3448.84" calcext:value-type="float">
            <text:p>3448.84</text:p>
          </table:table-cell>
          <table:table-cell table:style-name="ce2" office:value-type="float" office:value="4009.1" calcext:value-type="float">
            <text:p>4009.1</text:p>
          </table:table-cell>
          <table:table-cell table:style-name="ce2" office:value-type="float" office:value="3380.67" calcext:value-type="float">
            <text:p>3380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ce5" office:value-type="float" office:value="2201.39" calcext:value-type="float">
            <text:p>2201.39</text:p>
          </table:table-cell>
          <table:table-cell table:style-name="ce2" office:value-type="float" office:value="2732.05" calcext:value-type="float">
            <text:p>2732.05</text:p>
          </table:table-cell>
          <table:table-cell table:style-name="ce2" office:value-type="float" office:value="2157.1" calcext:value-type="float">
            <text:p>2157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ce5" office:value-type="float" office:value="1630.94" calcext:value-type="float">
            <text:p>1630.94</text:p>
          </table:table-cell>
          <table:table-cell table:style-name="ce2" office:value-type="float" office:value="2437.73" calcext:value-type="float">
            <text:p>2437.73</text:p>
          </table:table-cell>
          <table:table-cell table:style-name="ce2" office:value-type="float" office:value="1614.27" calcext:value-type="float">
            <text:p>161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ce5" office:value-type="float" office:value="1211.33" calcext:value-type="float">
            <text:p>1211.33</text:p>
          </table:table-cell>
          <table:table-cell table:style-name="ce2" office:value-type="float" office:value="1583.09" calcext:value-type="float">
            <text:p>1583.09</text:p>
          </table:table-cell>
          <table:table-cell table:style-name="ce2" office:value-type="float" office:value="1096.74" calcext:value-type="float">
            <text:p>1096.74</text:p>
          </table:table-cell>
          <table:table-cell table:number-columns-repeated="10"/>
        </table:table-row>
        <table:table-row table:style-name="ro1">
          <table:table-cell/>
          <table:table-cell table:formula="of:=AVERAGE([.B3:.B13])" office:value-type="float" office:value="1044.10272727273" calcext:value-type="float">
            <text:p>1044.10272727273</text:p>
          </table:table-cell>
          <table:table-cell table:style-name="Default" table:formula="of:=AVERAGE([.C3:.C13])" office:value-type="float" office:value="1361.64" calcext:value-type="float">
            <text:p>1361.64</text:p>
          </table:table-cell>
          <table:table-cell table:formula="of:=AVERAGE([.D3:.D13])" office:value-type="float" office:value="1018.73" calcext:value-type="float">
            <text:p>1018.73</text:p>
          </table:table-cell>
          <table:table-cell table:number-columns-repeated="10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K-mean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office:value-type="string" calcext:value-type="string">
            <text:p>No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ce2" office:value-type="float" office:value="219.2" calcext:value-type="float">
            <text:p>219.2</text:p>
          </table:table-cell>
          <table:table-cell table:style-name="ce2" office:value-type="float" office:value="255.43" calcext:value-type="float">
            <text:p>255.43</text:p>
          </table:table-cell>
          <table:table-cell table:style-name="ce2" office:value-type="float" office:value="211.59" calcext:value-type="float">
            <text:p>21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ce2" office:value-type="float" office:value="200.66" calcext:value-type="float">
            <text:p>200.66</text:p>
          </table:table-cell>
          <table:table-cell table:style-name="ce2" office:value-type="float" office:value="276.42" calcext:value-type="float">
            <text:p>276.42</text:p>
          </table:table-cell>
          <table:table-cell table:style-name="ce2" office:value-type="float" office:value="231.04" calcext:value-type="float">
            <text:p>231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ce2" office:value-type="float" office:value="198.56" calcext:value-type="float">
            <text:p>198.56</text:p>
          </table:table-cell>
          <table:table-cell table:style-name="ce2" office:value-type="float" office:value="264.94" calcext:value-type="float">
            <text:p>264.94</text:p>
          </table:table-cell>
          <table:table-cell table:style-name="ce2" office:value-type="float" office:value="193.44" calcext:value-type="float">
            <text:p>19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ce2" office:value-type="float" office:value="692.11" calcext:value-type="float">
            <text:p>692.11</text:p>
          </table:table-cell>
          <table:table-cell table:style-name="ce2" office:value-type="float" office:value="976.88" calcext:value-type="float">
            <text:p>976.88</text:p>
          </table:table-cell>
          <table:table-cell table:style-name="ce2" office:value-type="float" office:value="701.98" calcext:value-type="float">
            <text:p>701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ce2" office:value-type="float" office:value="692.4" calcext:value-type="float">
            <text:p>692.4</text:p>
          </table:table-cell>
          <table:table-cell table:style-name="ce2" office:value-type="float" office:value="901.03" calcext:value-type="float">
            <text:p>901.03</text:p>
          </table:table-cell>
          <table:table-cell table:style-name="ce2" office:value-type="float" office:value="672.66" calcext:value-type="float">
            <text:p>67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ce2" office:value-type="float" office:value="448.19" calcext:value-type="float">
            <text:p>448.19</text:p>
          </table:table-cell>
          <table:table-cell table:style-name="ce2" office:value-type="float" office:value="563.15" calcext:value-type="float">
            <text:p>563.15</text:p>
          </table:table-cell>
          <table:table-cell table:style-name="ce2" office:value-type="float" office:value="429.34" calcext:value-type="float">
            <text:p>429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ce2" office:value-type="float" office:value="329.9" calcext:value-type="float">
            <text:p>329.9</text:p>
          </table:table-cell>
          <table:table-cell table:style-name="ce2" office:value-type="float" office:value="482.11" calcext:value-type="float">
            <text:p>482.11</text:p>
          </table:table-cell>
          <table:table-cell table:style-name="ce2" office:value-type="float" office:value="326.8" calcext:value-type="float">
            <text:p>32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ce2" office:value-type="float" office:value="3144.43" calcext:value-type="float">
            <text:p>3144.43</text:p>
          </table:table-cell>
          <table:table-cell table:style-name="ce2" office:value-type="float" office:value="3853.5" calcext:value-type="float">
            <text:p>3853.5</text:p>
          </table:table-cell>
          <table:table-cell table:style-name="ce2" office:value-type="float" office:value="3136.46" calcext:value-type="float">
            <text:p>313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ce2" office:value-type="float" office:value="1949.26" calcext:value-type="float">
            <text:p>1949.26</text:p>
          </table:table-cell>
          <table:table-cell table:style-name="ce2" office:value-type="float" office:value="2566" calcext:value-type="float">
            <text:p>2566</text:p>
          </table:table-cell>
          <table:table-cell table:style-name="ce2" office:value-type="float" office:value="1939.12" calcext:value-type="float">
            <text:p>193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ce2" office:value-type="float" office:value="1523.75" calcext:value-type="float">
            <text:p>1523.75</text:p>
          </table:table-cell>
          <table:table-cell table:style-name="ce2" office:value-type="float" office:value="2089.33" calcext:value-type="float">
            <text:p>2089.33</text:p>
          </table:table-cell>
          <table:table-cell table:style-name="ce2" office:value-type="float" office:value="1470.63" calcext:value-type="float">
            <text:p>147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ce2" office:value-type="float" office:value="1105.26" calcext:value-type="float">
            <text:p>1105.26</text:p>
          </table:table-cell>
          <table:table-cell table:style-name="ce2" office:value-type="float" office:value="1445.91" calcext:value-type="float">
            <text:p>1445.91</text:p>
          </table:table-cell>
          <table:table-cell table:style-name="ce2" office:value-type="float" office:value="1121.23" calcext:value-type="float">
            <text:p>112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table:style-name="ce2" office:value-type="float" office:value="1319.93" calcext:value-type="float">
            <text:p>1319.93</text:p>
          </table:table-cell>
          <table:table-cell table:style-name="ce2" office:value-type="float" office:value="1613.84" calcext:value-type="float">
            <text:p>1613.84</text:p>
          </table:table-cell>
          <table:table-cell table:style-name="ce2" office:value-type="float" office:value="1242.12" calcext:value-type="float">
            <text:p>1242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table:style-name="ce2" office:value-type="float" office:value="1163.27" calcext:value-type="float">
            <text:p>1163.27</text:p>
          </table:table-cell>
          <table:table-cell table:style-name="ce2" office:value-type="float" office:value="1715.19" calcext:value-type="float">
            <text:p>1715.19</text:p>
          </table:table-cell>
          <table:table-cell table:style-name="ce2" office:value-type="float" office:value="1247.78" calcext:value-type="float">
            <text:p>124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4</text:p>
          </table:table-cell>
          <table:table-cell table:style-name="ce2" office:value-type="float" office:value="1209.07" calcext:value-type="float">
            <text:p>1209.07</text:p>
          </table:table-cell>
          <table:table-cell table:style-name="ce2" office:value-type="float" office:value="1747.55" calcext:value-type="float">
            <text:p>1747.55</text:p>
          </table:table-cell>
          <table:table-cell table:style-name="ce2" office:value-type="float" office:value="1332.96" calcext:value-type="float">
            <text:p>1332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5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646.11" calcext:value-type="float">
            <text:p>1646.11</text:p>
          </table:table-cell>
          <table:table-cell table:style-name="ce2" office:value-type="float" office:value="1294.03" calcext:value-type="float">
            <text:p>1294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6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1659.98" calcext:value-type="float">
            <text:p>1659.98</text:p>
          </table:table-cell>
          <table:table-cell table:style-name="ce2" office:value-type="float" office:value="1262.21" calcext:value-type="float">
            <text:p>1262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7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519.93" calcext:value-type="float">
            <text:p>1519.93</text:p>
          </table:table-cell>
          <table:table-cell table:style-name="ce2" office:value-type="float" office:value="1238.24" calcext:value-type="float">
            <text:p>1238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float" office:value="1225.65" calcext:value-type="float">
            <text:p>1225.65</text:p>
          </table:table-cell>
          <table:table-cell table:style-name="ce2" office:value-type="float" office:value="1631.99" calcext:value-type="float">
            <text:p>1631.99</text:p>
          </table:table-cell>
          <table:table-cell table:style-name="ce2" office:value-type="float" office:value="1236.01" calcext:value-type="float">
            <text:p>1236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table:style-name="ce2" office:value-type="float" office:value="1217.2" calcext:value-type="float">
            <text:p>1217.2</text:p>
          </table:table-cell>
          <table:table-cell table:style-name="ce2" office:value-type="float" office:value="1556.62" calcext:value-type="float">
            <text:p>1556.62</text:p>
          </table:table-cell>
          <table:table-cell table:style-name="ce2" office:value-type="float" office:value="1238" calcext:value-type="float">
            <text:p>1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table:style-name="ce2" office:value-type="float" office:value="1199.02" calcext:value-type="float">
            <text:p>1199.02</text:p>
          </table:table-cell>
          <table:table-cell table:style-name="ce2" office:value-type="float" office:value="1610.17" calcext:value-type="float">
            <text:p>1610.17</text:p>
          </table:table-cell>
          <table:table-cell table:style-name="ce2" office:value-type="float" office:value="1216.18" calcext:value-type="float">
            <text:p>1216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table:style-name="ce2" office:value-type="float" office:value="1195.67" calcext:value-type="float">
            <text:p>1195.67</text:p>
          </table:table-cell>
          <table:table-cell table:style-name="ce2" office:value-type="float" office:value="1543.53" calcext:value-type="float">
            <text:p>1543.53</text:p>
          </table:table-cell>
          <table:table-cell table:style-name="ce2" office:value-type="float" office:value="1244.13" calcext:value-type="float">
            <text:p>1244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2</text:p>
          </table:table-cell>
          <table:table-cell table:style-name="ce2" office:value-type="float" office:value="1212.22" calcext:value-type="float">
            <text:p>1212.22</text:p>
          </table:table-cell>
          <table:table-cell table:style-name="ce2" office:value-type="float" office:value="1563.95" calcext:value-type="float">
            <text:p>1563.95</text:p>
          </table:table-cell>
          <table:table-cell table:style-name="ce2" office:value-type="float" office:value="1192.59" calcext:value-type="float">
            <text:p>11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3</text:p>
          </table:table-cell>
          <table:table-cell table:style-name="ce2" office:value-type="float" office:value="1198.97" calcext:value-type="float">
            <text:p>1198.97</text:p>
          </table:table-cell>
          <table:table-cell table:style-name="ce2" office:value-type="float" office:value="1591.82" calcext:value-type="float">
            <text:p>1591.82</text:p>
          </table:table-cell>
          <table:table-cell table:style-name="ce2" office:value-type="float" office:value="1219.12" calcext:value-type="float">
            <text:p>1219.12</text:p>
          </table:table-cell>
          <table:table-cell table:number-columns-repeated="10"/>
        </table:table-row>
        <table:table-row table:style-name="ro1">
          <table:table-cell/>
          <table:table-cell table:formula="of:=AVERAGE([.B31:.B53])" office:value-type="float" office:value="1097.60869565217" calcext:value-type="float">
            <text:p>1097.60869565217</text:p>
          </table:table-cell>
          <table:table-cell table:style-name="Default" table:formula="of:=AVERAGE([.C31:.C53])" office:value-type="float" office:value="1438.06" calcext:value-type="float">
            <text:p>1438.06</text:p>
          </table:table-cell>
          <table:table-cell table:formula="of:=AVERAGE([.D31:.D53])" office:value-type="float" office:value="1104.24608695652" calcext:value-type="float">
            <text:p>1104.24608695652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omparison</text:p>
          </table:table-cell>
          <table:table-cell/>
          <table:table-cell table:style-name="Default" office:value-type="string" calcext:value-type="string" table:number-columns-spanned="4" table:number-rows-spanned="1">
            <text:p>proximity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K-means</text:p>
          </table:table-cell>
          <table:covered-table-cell table:number-columns-repeated="3"/>
          <table:table-cell/>
          <table:table-cell office:value-type="string" calcext:value-type="string">
            <text:p>proximity</text:p>
          </table:table-cell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_BEST</text:p>
          </table:table-cell>
          <table:table-cell table:style-name="Default" office:value-type="string" calcext:value-type="string">
            <text:p>heuristic_v1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heuristic_og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heuristic_v1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heuristic_og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noswap_v1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table:style-name="ce1"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table:style-name="ce1" table:formula="of:=100*([.C61]-[.B61])/[.B61]" office:value-type="float" office:value="21.7629928315412" calcext:value-type="float">
            <text:p>21.76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61]-[.B61])/[.B61]" office:value-type="float" office:value="36.491935483871" calcext:value-type="float">
            <text:p>36.49</text:p>
          </table:table-cell>
          <table:table-cell table:style-name="ce1"/>
          <table:table-cell table:style-name="ce1" office:value-type="float" office:value="191.03" calcext:value-type="float">
            <text:p>191.03</text:p>
          </table:table-cell>
          <table:table-cell table:style-name="ce1" table:formula="of:=100*([.H61]-[.B61])/[.B61]" office:value-type="float" office:value="6.98364695340502" calcext:value-type="float">
            <text:p>6.98</text:p>
          </table:table-cell>
          <table:table-cell table:style-name="ce1" office:value-type="float" office:value="219.2" calcext:value-type="float">
            <text:p>219.20</text:p>
          </table:table-cell>
          <table:table-cell table:style-name="ce1" table:formula="of:=100*([.J61]-[.B61])/[.B61]" office:value-type="float" office:value="22.7598566308244" calcext:value-type="float">
            <text:p>22.76</text:p>
          </table:table-cell>
          <table:table-cell/>
          <table:table-cell table:style-name="ce7" office:value-type="float" office:value="215.15" calcext:value-type="float">
            <text:p>215.15</text:p>
          </table:table-cell>
          <table:table-cell table:style-name="ce1" table:formula="of:=100*([.M61]-[.B61])/[.B61]" office:value-type="float" office:value="20.4917114695341" calcext:value-type="float">
            <text:p>20.49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table:style-name="ce1" office:value-type="float" office:value="172.73" calcext:value-type="float">
            <text:p>172.73</text:p>
          </table:table-cell>
          <table:table-cell office:value-type="float" office:value="219.2" calcext:value-type="float">
            <text:p>219.20</text:p>
          </table:table-cell>
          <table:table-cell table:style-name="ce1" table:formula="of:=100*([.C62]-[.B62])/[.B62]" office:value-type="float" office:value="26.9032594222197" calcext:value-type="float">
            <text:p>26.90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62]-[.B62])/[.B62]" office:value-type="float" office:value="41.0988247553986" calcext:value-type="float">
            <text:p>41.10</text:p>
          </table:table-cell>
          <table:table-cell table:style-name="ce1"/>
          <table:table-cell table:style-name="ce1" office:value-type="float" office:value="188.6" calcext:value-type="float">
            <text:p>188.60</text:p>
          </table:table-cell>
          <table:table-cell table:style-name="ce1" table:formula="of:=100*([.H62]-[.B62])/[.B62]" office:value-type="float" office:value="9.18774966711052" calcext:value-type="float">
            <text:p>9.19</text:p>
          </table:table-cell>
          <table:table-cell table:style-name="ce1" office:value-type="float" office:value="200.66" calcext:value-type="float">
            <text:p>200.66</text:p>
          </table:table-cell>
          <table:table-cell table:style-name="ce1" table:formula="of:=100*([.J62]-[.B62])/[.B62]" office:value-type="float" office:value="16.1697446882418" calcext:value-type="float">
            <text:p>16.17</text:p>
          </table:table-cell>
          <table:table-cell/>
          <table:table-cell table:style-name="ce7" office:value-type="float" office:value="218.4" calcext:value-type="float">
            <text:p>218.4</text:p>
          </table:table-cell>
          <table:table-cell table:style-name="ce1" table:formula="of:=100*([.M62]-[.B62])/[.B62]" office:value-type="float" office:value="26.4401088403867" calcext:value-type="float">
            <text:p>26.44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table:style-name="ce1"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table:style-name="ce1" table:formula="of:=100*([.C63]-[.B63])/[.B63]" office:value-type="float" office:value="23.5991255321597" calcext:value-type="float">
            <text:p>23.60</text:p>
          </table:table-cell>
          <table:table-cell table:style-name="ce1" office:value-type="float" office:value="277.5" calcext:value-type="float">
            <text:p>277.50</text:p>
          </table:table-cell>
          <table:table-cell table:style-name="ce1" table:formula="of:=100*([.E63]-[.B63])/[.B63]" office:value-type="float" office:value="59.6479116327235" calcext:value-type="float">
            <text:p>59.65</text:p>
          </table:table-cell>
          <table:table-cell table:style-name="ce1"/>
          <table:table-cell table:style-name="ce1" office:value-type="float" office:value="185.82" calcext:value-type="float">
            <text:p>185.82</text:p>
          </table:table-cell>
          <table:table-cell table:style-name="ce1" table:formula="of:=100*([.H63]-[.B63])/[.B63]" office:value-type="float" office:value="6.90369347600967" calcext:value-type="float">
            <text:p>6.90</text:p>
          </table:table-cell>
          <table:table-cell table:style-name="ce1" office:value-type="float" office:value="198.56" calcext:value-type="float">
            <text:p>198.56</text:p>
          </table:table-cell>
          <table:table-cell table:style-name="ce1" table:formula="of:=100*([.J63]-[.B63])/[.B63]" office:value-type="float" office:value="14.2331147163733" calcext:value-type="float">
            <text:p>14.23</text:p>
          </table:table-cell>
          <table:table-cell/>
          <table:table-cell table:style-name="ce7" office:value-type="float" office:value="202.43" calcext:value-type="float">
            <text:p>202.43</text:p>
          </table:table-cell>
          <table:table-cell table:style-name="ce1" table:formula="of:=100*([.M63]-[.B63])/[.B63]" office:value-type="float" office:value="16.4595558623864" calcext:value-type="float">
            <text:p>16.46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table:style-name="ce1"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table:style-name="ce1" table:formula="of:=100*([.C64]-[.B64])/[.B64]" office:value-type="float" office:value="6.18054232552231" calcext:value-type="float">
            <text:p>6.18</text:p>
          </table:table-cell>
          <table:table-cell table:style-name="ce1" office:value-type="float" office:value="711" calcext:value-type="float">
            <text:p>711.00</text:p>
          </table:table-cell>
          <table:table-cell table:style-name="ce1" table:formula="of:=100*([.E64]-[.B64])/[.B64]" office:value-type="float" office:value="12.8786435511526" calcext:value-type="float">
            <text:p>12.88</text:p>
          </table:table-cell>
          <table:table-cell table:style-name="ce1"/>
          <table:table-cell table:style-name="ce1" office:value-type="float" office:value="694.96" calcext:value-type="float">
            <text:p>694.96</text:p>
          </table:table-cell>
          <table:table-cell table:style-name="ce1" table:formula="of:=100*([.H64]-[.B64])/[.B64]" office:value-type="float" office:value="10.3321267543024" calcext:value-type="float">
            <text:p>10.33</text:p>
          </table:table-cell>
          <table:table-cell table:style-name="ce1" office:value-type="float" office:value="692.11" calcext:value-type="float">
            <text:p>692.11</text:p>
          </table:table-cell>
          <table:table-cell table:style-name="ce1" table:formula="of:=100*([.J64]-[.B64])/[.B64]" office:value-type="float" office:value="9.87965961770496" calcext:value-type="float">
            <text:p>9.88</text:p>
          </table:table-cell>
          <table:table-cell/>
          <table:table-cell table:style-name="ce7" office:value-type="float" office:value="711.8" calcext:value-type="float">
            <text:p>711.8</text:p>
          </table:table-cell>
          <table:table-cell table:style-name="ce1" table:formula="of:=100*([.M64]-[.B64])/[.B64]" office:value-type="float" office:value="13.0056518701975" calcext:value-type="float">
            <text:p>13.01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table:style-name="ce1"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table:style-name="ce1" table:formula="of:=100*([.C65]-[.B65])/[.B65]" office:value-type="float" office:value="10.0780063871002" calcext:value-type="float">
            <text:p>10.08</text:p>
          </table:table-cell>
          <table:table-cell table:style-name="ce1" office:value-type="float" office:value="713" calcext:value-type="float">
            <text:p>713.00</text:p>
          </table:table-cell>
          <table:table-cell table:style-name="ce1" table:formula="of:=100*([.E65]-[.B65])/[.B65]" office:value-type="float" office:value="24.426295307401" calcext:value-type="float">
            <text:p>24.43</text:p>
          </table:table-cell>
          <table:table-cell table:style-name="ce1"/>
          <table:table-cell table:style-name="ce1" office:value-type="float" office:value="624.33" calcext:value-type="float">
            <text:p>624.33</text:p>
          </table:table-cell>
          <table:table-cell table:style-name="ce1" table:formula="of:=100*([.H65]-[.B65])/[.B65]" office:value-type="float" office:value="8.95241086854093" calcext:value-type="float">
            <text:p>8.95</text:p>
          </table:table-cell>
          <table:table-cell table:style-name="ce1" office:value-type="float" office:value="692.4" calcext:value-type="float">
            <text:p>692.40</text:p>
          </table:table-cell>
          <table:table-cell table:style-name="ce1" table:formula="of:=100*([.J65]-[.B65])/[.B65]" office:value-type="float" office:value="20.8313700853359" calcext:value-type="float">
            <text:p>20.83</text:p>
          </table:table-cell>
          <table:table-cell/>
          <table:table-cell table:style-name="ce7" office:value-type="float" office:value="655.4" calcext:value-type="float">
            <text:p>655.4</text:p>
          </table:table-cell>
          <table:table-cell table:style-name="ce1" table:formula="of:=100*([.M65]-[.B65])/[.B65]" office:value-type="float" office:value="14.3744655602674" calcext:value-type="float">
            <text:p>14.37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table:style-name="ce1" office:value-type="float" office:value="379.1" calcext:value-type="float">
            <text:p>379.10</text:p>
          </table:table-cell>
          <table:table-cell office:value-type="float" office:value="435.42" calcext:value-type="float">
            <text:p>435.42</text:p>
          </table:table-cell>
          <table:table-cell table:style-name="ce1" table:formula="of:=100*([.C66]-[.B66])/[.B66]" office:value-type="float" office:value="14.8562384595094" calcext:value-type="float">
            <text:p>14.86</text:p>
          </table:table-cell>
          <table:table-cell table:style-name="ce1" office:value-type="float" office:value="481.2" calcext:value-type="float">
            <text:p>481.20</text:p>
          </table:table-cell>
          <table:table-cell table:style-name="ce1" table:formula="of:=100*([.E66]-[.B66])/[.B66]" office:value-type="float" office:value="26.9322078607228" calcext:value-type="float">
            <text:p>26.93</text:p>
          </table:table-cell>
          <table:table-cell table:style-name="ce1"/>
          <table:table-cell table:style-name="ce1" office:value-type="float" office:value="416.25" calcext:value-type="float">
            <text:p>416.25</text:p>
          </table:table-cell>
          <table:table-cell table:style-name="ce1" table:formula="of:=100*([.H66]-[.B66])/[.B66]" office:value-type="float" office:value="9.79952519124241" calcext:value-type="float">
            <text:p>9.80</text:p>
          </table:table-cell>
          <table:table-cell table:style-name="ce1" office:value-type="float" office:value="448.19" calcext:value-type="float">
            <text:p>448.19</text:p>
          </table:table-cell>
          <table:table-cell table:style-name="ce1" table:formula="of:=100*([.J66]-[.B66])/[.B66]" office:value-type="float" office:value="18.224742811923" calcext:value-type="float">
            <text:p>18.22</text:p>
          </table:table-cell>
          <table:table-cell/>
          <table:table-cell table:style-name="ce7" office:value-type="float" office:value="431.32" calcext:value-type="float">
            <text:p>431.32</text:p>
          </table:table-cell>
          <table:table-cell table:style-name="ce1" table:formula="of:=100*([.M66]-[.B66])/[.B66]" office:value-type="float" office:value="13.7747296227908" calcext:value-type="float">
            <text:p>13.77</text:p>
          </table:table-cell>
        </table:table-row>
        <table:table-row table:style-name="ro2">
          <table:table-cell office:value-type="string" calcext:value-type="string">
            <text:p>p07</text:p>
          </table:table-cell>
          <table:table-cell table:style-name="ce1"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table:style-name="ce1" table:formula="of:=100*([.C67]-[.B67])/[.B67]" office:value-type="float" office:value="7.36885928393006" calcext:value-type="float">
            <text:p>7.37</text:p>
          </table:table-cell>
          <table:table-cell table:style-name="ce1" office:value-type="float" office:value="322.29" calcext:value-type="float">
            <text:p>322.29</text:p>
          </table:table-cell>
          <table:table-cell table:style-name="ce1" table:formula="of:=100*([.E67]-[.B67])/[.B67]" office:value-type="float" office:value="11.8130724396336" calcext:value-type="float">
            <text:p>11.81</text:p>
          </table:table-cell>
          <table:table-cell table:style-name="ce1"/>
          <table:table-cell table:style-name="ce1" office:value-type="float" office:value="314.41" calcext:value-type="float">
            <text:p>314.41</text:p>
          </table:table-cell>
          <table:table-cell table:style-name="ce1" table:formula="of:=100*([.H67]-[.B67])/[.B67]" office:value-type="float" office:value="9.07923952262004" calcext:value-type="float">
            <text:p>9.08</text:p>
          </table:table-cell>
          <table:table-cell table:style-name="ce1" office:value-type="float" office:value="329.9" calcext:value-type="float">
            <text:p>329.90</text:p>
          </table:table-cell>
          <table:table-cell table:style-name="ce1" table:formula="of:=100*([.J67]-[.B67])/[.B67]" office:value-type="float" office:value="14.4532334165973" calcext:value-type="float">
            <text:p>14.45</text:p>
          </table:table-cell>
          <table:table-cell/>
          <table:table-cell table:style-name="ce7" office:value-type="float" office:value="349.19" calcext:value-type="float">
            <text:p>349.19</text:p>
          </table:table-cell>
          <table:table-cell table:style-name="ce1" table:formula="of:=100*([.M67]-[.B67])/[.B67]" office:value-type="float" office:value="21.1455731334999" calcext:value-type="float">
            <text:p>21.15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table:style-name="ce1"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table:style-name="ce1" table:formula="of:=100*([.C68]-[.B68])/[.B68]" office:value-type="float" office:value="10.2573939155425" calcext:value-type="float">
            <text:p>10.26</text:p>
          </table:table-cell>
          <table:table-cell table:style-name="ce1" office:value-type="float" office:value="3448.84" calcext:value-type="float">
            <text:p>3448.84</text:p>
          </table:table-cell>
          <table:table-cell table:style-name="ce1" table:formula="of:=100*([.E68]-[.B68])/[.B68]" office:value-type="float" office:value="14.0576168160938" calcext:value-type="float">
            <text:p>14.06</text:p>
          </table:table-cell>
          <table:table-cell table:style-name="ce1"/>
          <table:table-cell table:style-name="ce1" office:value-type="float" office:value="3186.02" calcext:value-type="float">
            <text:p>3186.02</text:p>
          </table:table-cell>
          <table:table-cell table:style-name="ce1" table:formula="of:=100*([.H68]-[.B68])/[.B68]" office:value-type="float" office:value="5.36581816738707" calcext:value-type="float">
            <text:p>5.37</text:p>
          </table:table-cell>
          <table:table-cell table:style-name="ce1" office:value-type="float" office:value="3144.43" calcext:value-type="float">
            <text:p>3144.43</text:p>
          </table:table-cell>
          <table:table-cell table:style-name="ce1" table:formula="of:=100*([.J68]-[.B68])/[.B68]" office:value-type="float" office:value="3.99038286642171" calcext:value-type="float">
            <text:p>3.99</text:p>
          </table:table-cell>
          <table:table-cell/>
          <table:table-cell table:style-name="ce7" office:value-type="float" office:value="3079.58" calcext:value-type="float">
            <text:p>3079.58</text:p>
          </table:table-cell>
          <table:table-cell table:style-name="ce1" table:formula="of:=100*([.M68]-[.B68])/[.B68]" office:value-type="float" office:value="1.8457091643875" calcext:value-type="float">
            <text:p>1.85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table:style-name="ce1"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table:style-name="ce1" table:formula="of:=100*([.C69]-[.B69])/[.B69]" office:value-type="float" office:value="12.4801323143874" calcext:value-type="float">
            <text:p>12.48</text:p>
          </table:table-cell>
          <table:table-cell table:style-name="ce1" office:value-type="float" office:value="2201.39" calcext:value-type="float">
            <text:p>2201.39</text:p>
          </table:table-cell>
          <table:table-cell table:style-name="ce1" table:formula="of:=100*([.E69]-[.B69])/[.B69]" office:value-type="float" office:value="29.1115112344064" calcext:value-type="float">
            <text:p>29.11</text:p>
          </table:table-cell>
          <table:table-cell table:style-name="ce1"/>
          <table:table-cell table:style-name="ce1" office:value-type="float" office:value="1964.49" calcext:value-type="float">
            <text:p>1964.49</text:p>
          </table:table-cell>
          <table:table-cell table:style-name="ce1" table:formula="of:=100*([.H69]-[.B69])/[.B69]" office:value-type="float" office:value="15.2173275543539" calcext:value-type="float">
            <text:p>15.22</text:p>
          </table:table-cell>
          <table:table-cell table:style-name="ce1" office:value-type="float" office:value="1949.26" calcext:value-type="float">
            <text:p>1949.26</text:p>
          </table:table-cell>
          <table:table-cell table:style-name="ce1" table:formula="of:=100*([.J69]-[.B69])/[.B69]" office:value-type="float" office:value="14.3240881392116" calcext:value-type="float">
            <text:p>14.32</text:p>
          </table:table-cell>
          <table:table-cell/>
          <table:table-cell table:style-name="ce7" office:value-type="float" office:value="2102.98" calcext:value-type="float">
            <text:p>2102.98</text:p>
          </table:table-cell>
          <table:table-cell table:style-name="ce1" table:formula="of:=100*([.M69]-[.B69])/[.B69]" office:value-type="float" office:value="23.3397652827223" calcext:value-type="float">
            <text:p>23.34</text:p>
          </table:table-cell>
        </table:table-row>
        <table:table-row table:style-name="ro2">
          <table:table-cell office:value-type="string" calcext:value-type="string">
            <text:p>p10</text:p>
          </table:table-cell>
          <table:table-cell table:style-name="ce1"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table:style-name="ce1" table:formula="of:=100*([.C70]-[.B70])/[.B70]" office:value-type="float" office:value="16.0812575799981" calcext:value-type="float">
            <text:p>16.08</text:p>
          </table:table-cell>
          <table:table-cell table:style-name="ce1" office:value-type="float" office:value="1630.94" calcext:value-type="float">
            <text:p>1630.94</text:p>
          </table:table-cell>
          <table:table-cell table:style-name="ce1" table:formula="of:=100*([.E70]-[.B70])/[.B70]" office:value-type="float" office:value="26.795099045309" calcext:value-type="float">
            <text:p>26.80</text:p>
          </table:table-cell>
          <table:table-cell table:style-name="ce1"/>
          <table:table-cell table:style-name="ce1" office:value-type="float" office:value="1500.38" calcext:value-type="float">
            <text:p>1500.38</text:p>
          </table:table-cell>
          <table:table-cell table:style-name="ce1" table:formula="of:=100*([.H70]-[.B70])/[.B70]" office:value-type="float" office:value="16.6448984668968" calcext:value-type="float">
            <text:p>16.64</text:p>
          </table:table-cell>
          <table:table-cell table:style-name="ce1" office:value-type="float" office:value="1523.75" calcext:value-type="float">
            <text:p>1523.75</text:p>
          </table:table-cell>
          <table:table-cell table:style-name="ce1" table:formula="of:=100*([.J70]-[.B70])/[.B70]" office:value-type="float" office:value="18.4617657119756" calcext:value-type="float">
            <text:p>18.46</text:p>
          </table:table-cell>
          <table:table-cell/>
          <table:table-cell table:style-name="ce7" office:value-type="float" office:value="1525.37" calcext:value-type="float">
            <text:p>1525.37</text:p>
          </table:table-cell>
          <table:table-cell table:style-name="ce1" table:formula="of:=100*([.M70]-[.B70])/[.B70]" office:value-type="float" office:value="18.5877102963585" calcext:value-type="float">
            <text:p>18.59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table:style-name="ce1"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table:style-name="ce1" table:formula="of:=100*([.C71]-[.B71])/[.B71]" office:value-type="float" office:value="15.4803660699887" calcext:value-type="float">
            <text:p>15.48</text:p>
          </table:table-cell>
          <table:table-cell table:style-name="ce1" office:value-type="float" office:value="1211.33" calcext:value-type="float">
            <text:p>1211.33</text:p>
          </table:table-cell>
          <table:table-cell table:style-name="ce1" table:formula="of:=100*([.E71]-[.B71])/[.B71]" office:value-type="float" office:value="22.0901870666022" calcext:value-type="float">
            <text:p>22.09</text:p>
          </table:table-cell>
          <table:table-cell table:style-name="ce1"/>
          <table:table-cell table:style-name="ce1" office:value-type="float" office:value="1031.09" calcext:value-type="float">
            <text:p>1031.09</text:p>
          </table:table-cell>
          <table:table-cell table:style-name="ce1" table:formula="of:=100*([.H71]-[.B71])/[.B71]" office:value-type="float" office:value="3.9237622964038" calcext:value-type="float">
            <text:p>3.92</text:p>
          </table:table-cell>
          <table:table-cell table:style-name="ce1" office:value-type="float" office:value="1105.26" calcext:value-type="float">
            <text:p>1105.26</text:p>
          </table:table-cell>
          <table:table-cell table:style-name="ce1" table:formula="of:=100*([.J71]-[.B71])/[.B71]" office:value-type="float" office:value="11.3993710691824" calcext:value-type="float">
            <text:p>11.40</text:p>
          </table:table-cell>
          <table:table-cell/>
          <table:table-cell table:style-name="ce7" office:value-type="float" office:value="1101.33" calcext:value-type="float">
            <text:p>1101.33</text:p>
          </table:table-cell>
          <table:table-cell table:style-name="ce1" table:formula="of:=100*([.M71]-[.B71])/[.B71]" office:value-type="float" office:value="11.0032656023222" calcext:value-type="float">
            <text:p>11.00</text:p>
          </table:table-cell>
        </table:table-row>
        <table:table-row table:style-name="ro2">
          <table:table-cell office:value-type="string" calcext:value-type="string">
            <text:p>p12</text:p>
          </table:table-cell>
          <table:table-cell table:style-name="ce1" office:value-type="float" office:value="1082.12" calcext:value-type="float">
            <text:p>1082.12</text:p>
          </table:table-cell>
          <table:table-cell office:value-type="float" office:value="1273.77" calcext:value-type="float">
            <text:p>1273.77</text:p>
          </table:table-cell>
          <table:table-cell table:style-name="ce1" table:formula="of:=100*([.C72]-[.B72])/[.B72]" office:value-type="float" office:value="17.7106051084908" calcext:value-type="float">
            <text:p>17.71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E72]-[.B72])/[.B72]" office:value-type="float" office:value="21.9763057701549" calcext:value-type="float">
            <text:p>21.98</text:p>
          </table:table-cell>
          <table:table-cell table:style-name="ce1"/>
          <table:table-cell table:style-name="ce1" office:value-type="float" office:value="1273.77" calcext:value-type="float">
            <text:p>1273.77</text:p>
          </table:table-cell>
          <table:table-cell table:style-name="ce1" table:formula="of:=100*([.H72]-[.B72])/[.B72]" office:value-type="float" office:value="17.7106051084908" calcext:value-type="float">
            <text:p>17.71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J72]-[.B72])/[.B72]" office:value-type="float" office:value="21.9763057701549" calcext:value-type="float">
            <text:p>21.98</text:p>
          </table:table-cell>
          <table:table-cell/>
          <table:table-cell table:style-name="ce7" office:value-type="float" office:value="1307.11" calcext:value-type="float">
            <text:p>1307.11</text:p>
          </table:table-cell>
          <table:table-cell table:style-name="ce1" table:formula="of:=100*([.M72]-[.B72])/[.B72]" office:value-type="float" office:value="20.7915942778989" calcext:value-type="float">
            <text:p>20.79</text:p>
          </table:table-cell>
        </table:table-row>
        <table:table-row table:style-name="ro2">
          <table:table-cell office:value-type="string" calcext:value-type="string">
            <text:p>p13</text:p>
          </table:table-cell>
          <table:table-cell table:style-name="ce1" office:value-type="float" office:value="1099.02" calcext:value-type="float">
            <text:p>1099.02</text:p>
          </table:table-cell>
          <table:table-cell office:value-type="float" office:value="1226.63" calcext:value-type="float">
            <text:p>1226.63</text:p>
          </table:table-cell>
          <table:table-cell table:style-name="ce1" table:formula="of:=100*([.C73]-[.B73])/[.B73]" office:value-type="float" office:value="11.6112536623537" calcext:value-type="float">
            <text:p>11.61</text:p>
          </table:table-cell>
          <table:table-cell table:style-name="ce1" office:value-type="float" office:value="1163.27" calcext:value-type="float">
            <text:p>1163.27</text:p>
          </table:table-cell>
          <table:table-cell table:style-name="ce1" table:formula="of:=100*([.E73]-[.B73])/[.B73]" office:value-type="float" office:value="5.8461174500919" calcext:value-type="float">
            <text:p>5.85</text:p>
          </table:table-cell>
          <table:table-cell table:style-name="ce1"/>
          <table:table-cell table:style-name="ce1" office:value-type="float" office:value="1226.63" calcext:value-type="float">
            <text:p>1226.63</text:p>
          </table:table-cell>
          <table:table-cell table:style-name="ce1" table:formula="of:=100*([.H73]-[.B73])/[.B73]" office:value-type="float" office:value="11.6112536623537" calcext:value-type="float">
            <text:p>11.61</text:p>
          </table:table-cell>
          <table:table-cell table:style-name="ce1" office:value-type="float" office:value="1163.27" calcext:value-type="float">
            <text:p>1163.27</text:p>
          </table:table-cell>
          <table:table-cell table:style-name="ce1" table:formula="of:=100*([.J73]-[.B73])/[.B73]" office:value-type="float" office:value="5.8461174500919" calcext:value-type="float">
            <text:p>5.85</text:p>
          </table:table-cell>
          <table:table-cell/>
          <table:table-cell table:style-name="ce7" office:value-type="float" office:value="1191.96" calcext:value-type="float">
            <text:p>1191.96</text:p>
          </table:table-cell>
          <table:table-cell table:style-name="ce1" table:formula="of:=100*([.M73]-[.B73])/[.B73]" office:value-type="float" office:value="8.45662499317574" calcext:value-type="float">
            <text:p>8.46</text:p>
          </table:table-cell>
        </table:table-row>
        <table:table-row table:style-name="ro2">
          <table:table-cell office:value-type="string" calcext:value-type="string">
            <text:p>p14</text:p>
          </table:table-cell>
          <table:table-cell table:style-name="ce1" office:value-type="float" office:value="1111.12" calcext:value-type="float">
            <text:p>1111.12</text:p>
          </table:table-cell>
          <table:table-cell office:value-type="float" office:value="1284.73" calcext:value-type="float">
            <text:p>1284.73</text:p>
          </table:table-cell>
          <table:table-cell table:style-name="ce1" table:formula="of:=100*([.C74]-[.B74])/[.B74]" office:value-type="float" office:value="15.6247750018" calcext:value-type="float">
            <text:p>15.62</text:p>
          </table:table-cell>
          <table:table-cell table:style-name="ce1" office:value-type="float" office:value="1209.07" calcext:value-type="float">
            <text:p>1209.07</text:p>
          </table:table-cell>
          <table:table-cell table:style-name="ce1" table:formula="of:=100*([.E74]-[.B74])/[.B74]" office:value-type="float" office:value="8.81542947656419" calcext:value-type="float">
            <text:p>8.82</text:p>
          </table:table-cell>
          <table:table-cell table:style-name="ce1"/>
          <table:table-cell table:style-name="ce1" office:value-type="float" office:value="1284.73" calcext:value-type="float">
            <text:p>1284.73</text:p>
          </table:table-cell>
          <table:table-cell table:style-name="ce1" table:formula="of:=100*([.H74]-[.B74])/[.B74]" office:value-type="float" office:value="15.6247750018" calcext:value-type="float">
            <text:p>15.62</text:p>
          </table:table-cell>
          <table:table-cell table:style-name="ce1" office:value-type="float" office:value="1209.07" calcext:value-type="float">
            <text:p>1209.07</text:p>
          </table:table-cell>
          <table:table-cell table:style-name="ce1" table:formula="of:=100*([.J74]-[.B74])/[.B74]" office:value-type="float" office:value="8.81542947656419" calcext:value-type="float">
            <text:p>8.82</text:p>
          </table:table-cell>
          <table:table-cell/>
          <table:table-cell table:style-name="ce7" office:value-type="float" office:value="1248.53" calcext:value-type="float">
            <text:p>1248.53</text:p>
          </table:table-cell>
          <table:table-cell table:style-name="ce1" table:formula="of:=100*([.M74]-[.B74])/[.B74]" office:value-type="float" office:value="12.3668010655915" calcext:value-type="float">
            <text:p>12.37</text:p>
          </table:table-cell>
        </table:table-row>
        <table:table-row table:style-name="ro2">
          <table:table-cell office:value-type="string" calcext:value-type="string">
            <text:p>p15</text:p>
          </table:table-cell>
          <table:table-cell table:style-name="ce1"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table:style-name="ce1" table:formula="of:=100*([.C75]-[.B75])/[.B75]" office:value-type="float" office:value="15.5726879802415" calcext:value-type="float">
            <text:p>15.57</text:p>
          </table:table-cell>
          <table:table-cell table:style-name="ce1" office:value-type="float" office:value="1345.54" calcext:value-type="float">
            <text:p>1345.54</text:p>
          </table:table-cell>
          <table:table-cell table:style-name="ce1" table:formula="of:=100*([.E75]-[.B75])/[.B75]" office:value-type="float" office:value="15.3900246981339" calcext:value-type="float">
            <text:p>15.39</text:p>
          </table:table-cell>
          <table:table-cell table:style-name="ce1"/>
          <table:table-cell table:style-name="ce1" office:value-type="float" office:value="1295.23" calcext:value-type="float">
            <text:p>1295.23</text:p>
          </table:table-cell>
          <table:table-cell table:style-name="ce1" table:formula="of:=100*([.H75]-[.B75])/[.B75]" office:value-type="float" office:value="11.0755694291987" calcext:value-type="float">
            <text:p>11.08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J75]-[.B75])/[.B75]" office:value-type="float" office:value="9.43846048298575" calcext:value-type="float">
            <text:p>9.44</text:p>
          </table:table-cell>
          <table:table-cell/>
          <table:table-cell table:style-name="ce7" office:value-type="float" office:value="1355.08" calcext:value-type="float">
            <text:p>1355.08</text:p>
          </table:table-cell>
          <table:table-cell table:style-name="ce1" table:formula="of:=100*([.M75]-[.B75])/[.B75]" office:value-type="float" office:value="16.2081503841932" calcext:value-type="float">
            <text:p>16.21</text:p>
          </table:table-cell>
        </table:table-row>
        <table:table-row table:style-name="ro2">
          <table:table-cell office:value-type="string" calcext:value-type="string">
            <text:p>p16</text:p>
          </table:table-cell>
          <table:table-cell table:style-name="ce1" office:value-type="float" office:value="1178.51" calcext:value-type="float">
            <text:p>1178.51</text:p>
          </table:table-cell>
          <table:table-cell office:value-type="float" office:value="1289.29" calcext:value-type="float">
            <text:p>1289.29</text:p>
          </table:table-cell>
          <table:table-cell table:style-name="ce1" table:formula="of:=100*([.C76]-[.B76])/[.B76]" office:value-type="float" office:value="9.40000509117445" calcext:value-type="float">
            <text:p>9.40</text:p>
          </table:table-cell>
          <table:table-cell table:style-name="ce1" office:value-type="float" office:value="1297.4" calcext:value-type="float">
            <text:p>1297.40</text:p>
          </table:table-cell>
          <table:table-cell table:style-name="ce1" table:formula="of:=100*([.E76]-[.B76])/[.B76]" office:value-type="float" office:value="10.0881621708768" calcext:value-type="float">
            <text:p>10.09</text:p>
          </table:table-cell>
          <table:table-cell table:style-name="ce1"/>
          <table:table-cell table:style-name="ce1" office:value-type="float" office:value="1289.29" calcext:value-type="float">
            <text:p>1289.29</text:p>
          </table:table-cell>
          <table:table-cell table:style-name="ce1" table:formula="of:=100*([.H76]-[.B76])/[.B76]" office:value-type="float" office:value="9.40000509117445" calcext:value-type="float">
            <text:p>9.40</text:p>
          </table:table-cell>
          <table:table-cell table:style-name="ce1" office:value-type="float" office:value="1248" calcext:value-type="float">
            <text:p>1248.00</text:p>
          </table:table-cell>
          <table:table-cell table:style-name="ce1" table:formula="of:=100*([.J76]-[.B76])/[.B76]" office:value-type="float" office:value="5.89642854112396" calcext:value-type="float">
            <text:p>5.90</text:p>
          </table:table-cell>
          <table:table-cell/>
          <table:table-cell table:style-name="ce7" office:value-type="float" office:value="1328" calcext:value-type="float">
            <text:p>1328</text:p>
          </table:table-cell>
          <table:table-cell table:style-name="ce1" table:formula="of:=100*([.M76]-[.B76])/[.B76]" office:value-type="float" office:value="12.684661139914" calcext:value-type="float">
            <text:p>12.68</text:p>
          </table:table-cell>
        </table:table-row>
        <table:table-row table:style-name="ro2">
          <table:table-cell office:value-type="string" calcext:value-type="string">
            <text:p>p17</text:p>
          </table:table-cell>
          <table:table-cell table:style-name="ce1"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table:style-name="ce1" table:formula="of:=100*([.C77]-[.B77])/[.B77]" office:value-type="float" office:value="15.5914731259954" calcext:value-type="float">
            <text:p>15.59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E77]-[.B77])/[.B77]" office:value-type="float" office:value="11.6736965538968" calcext:value-type="float">
            <text:p>11.67</text:p>
          </table:table-cell>
          <table:table-cell table:style-name="ce1"/>
          <table:table-cell table:style-name="ce1" office:value-type="float" office:value="1273.39" calcext:value-type="float">
            <text:p>1273.39</text:p>
          </table:table-cell>
          <table:table-cell table:style-name="ce1" table:formula="of:=100*([.H77]-[.B77])/[.B77]" office:value-type="float" office:value="11.433046887306" calcext:value-type="float">
            <text:p>11.43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J77]-[.B77])/[.B77]" office:value-type="float" office:value="11.6736965538968" calcext:value-type="float">
            <text:p>11.67</text:p>
          </table:table-cell>
          <table:table-cell/>
          <table:table-cell table:style-name="ce7" office:value-type="float" office:value="1282.38" calcext:value-type="float">
            <text:p>1282.38</text:p>
          </table:table-cell>
          <table:table-cell table:style-name="ce1" table:formula="of:=100*([.M77]-[.B77])/[.B77]" office:value-type="float" office:value="12.2197525246338" calcext:value-type="float">
            <text:p>12.22</text:p>
          </table:table-cell>
        </table:table-row>
        <table:table-row table:style-name="ro2">
          <table:table-cell office:value-type="string" calcext:value-type="string">
            <text:p>p18</text:p>
          </table:table-cell>
          <table:table-cell table:style-name="ce1"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table:style-name="ce1" table:formula="of:=100*([.C78]-[.B78])/[.B78]" office:value-type="float" office:value="2.29552907561934" calcext:value-type="float">
            <text:p>2.30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E78]-[.B78])/[.B78]" office:value-type="float" office:value="3.58615539465568" calcext:value-type="float">
            <text:p>3.59</text:p>
          </table:table-cell>
          <table:table-cell table:style-name="ce1"/>
          <table:table-cell table:style-name="ce1" office:value-type="float" office:value="1211.56" calcext:value-type="float">
            <text:p>1211.56</text:p>
          </table:table-cell>
          <table:table-cell table:style-name="ce1" table:formula="of:=100*([.H78]-[.B78])/[.B78]" office:value-type="float" office:value="-1.6558979187636" calcext:value-type="float">
            <text:p>-1.66</text:p>
          </table:table-cell>
          <table:table-cell table:style-name="ce1" office:value-type="float" office:value="1225.65" calcext:value-type="float">
            <text:p>1225.65</text:p>
          </table:table-cell>
          <table:table-cell table:style-name="ce1" table:formula="of:=100*([.J78]-[.B78])/[.B78]" office:value-type="float" office:value="-0.512191954284226" calcext:value-type="float">
            <text:p>-0.51</text:p>
          </table:table-cell>
          <table:table-cell/>
          <table:table-cell table:style-name="ce7" office:value-type="float" office:value="1317.54" calcext:value-type="float">
            <text:p>1317.54</text:p>
          </table:table-cell>
          <table:table-cell table:style-name="ce1" table:formula="of:=100*([.M78]-[.B78])/[.B78]" office:value-type="float" office:value="6.94665411214649" calcext:value-type="float">
            <text:p>6.95</text:p>
          </table:table-cell>
        </table:table-row>
        <table:table-row table:style-name="ro2">
          <table:table-cell office:value-type="string" calcext:value-type="string">
            <text:p>p19</text:p>
          </table:table-cell>
          <table:table-cell table:style-name="ce1"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table:style-name="ce1" table:formula="of:=100*([.C79]-[.B79])/[.B79]" office:value-type="float" office:value="1.33252283525027" calcext:value-type="float">
            <text:p>1.33</text:p>
          </table:table-cell>
          <table:table-cell table:style-name="ce1" office:value-type="float" office:value="1257.74" calcext:value-type="float">
            <text:p>1257.74</text:p>
          </table:table-cell>
          <table:table-cell table:style-name="ce1" table:formula="of:=100*([.E79]-[.B79])/[.B79]" office:value-type="float" office:value="0.598275558683795" calcext:value-type="float">
            <text:p>0.60</text:p>
          </table:table-cell>
          <table:table-cell table:style-name="ce1"/>
          <table:table-cell table:style-name="ce1" office:value-type="float" office:value="1248.93" calcext:value-type="float">
            <text:p>1248.93</text:p>
          </table:table-cell>
          <table:table-cell table:style-name="ce1" table:formula="of:=100*([.H79]-[.B79])/[.B79]" office:value-type="float" office:value="-0.106377873402326" calcext:value-type="float">
            <text:p>-0.11</text:p>
          </table:table-cell>
          <table:table-cell table:style-name="ce1" office:value-type="float" office:value="1217.2" calcext:value-type="float">
            <text:p>1217.20</text:p>
          </table:table-cell>
          <table:table-cell table:style-name="ce1" table:formula="of:=100*([.J79]-[.B79])/[.B79]" office:value-type="float" office:value="-2.64424999600083" calcext:value-type="float">
            <text:p>-2.64</text:p>
          </table:table-cell>
          <table:table-cell/>
          <table:table-cell table:style-name="ce7" office:value-type="float" office:value="1289.95" calcext:value-type="float">
            <text:p>1289.95</text:p>
          </table:table-cell>
          <table:table-cell table:style-name="ce1" table:formula="of:=100*([.M79]-[.B79])/[.B79]" office:value-type="float" office:value="3.17453969574329" calcext:value-type="float">
            <text:p>3.17</text:p>
          </table:table-cell>
        </table:table-row>
        <table:table-row table:style-name="ro2">
          <table:table-cell office:value-type="string" calcext:value-type="string">
            <text:p>p20</text:p>
          </table:table-cell>
          <table:table-cell table:style-name="ce1" office:value-type="float" office:value="1246.36" calcext:value-type="float">
            <text:p>1246.36</text:p>
          </table:table-cell>
          <table:table-cell office:value-type="float" office:value="1323.1" calcext:value-type="float">
            <text:p>1323.10</text:p>
          </table:table-cell>
          <table:table-cell table:style-name="ce1" table:formula="of:=100*([.C80]-[.B80])/[.B80]" office:value-type="float" office:value="6.15712956128246" calcext:value-type="float">
            <text:p>6.16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E80]-[.B80])/[.B80]" office:value-type="float" office:value="5.90278892133895" calcext:value-type="float">
            <text:p>5.90</text:p>
          </table:table-cell>
          <table:table-cell table:style-name="ce1"/>
          <table:table-cell table:style-name="ce1" office:value-type="float" office:value="1234.12" calcext:value-type="float">
            <text:p>1234.12</text:p>
          </table:table-cell>
          <table:table-cell table:style-name="ce1" table:formula="of:=100*([.H80]-[.B80])/[.B80]" office:value-type="float" office:value="-0.982059758015342" calcext:value-type="float">
            <text:p>-0.98</text:p>
          </table:table-cell>
          <table:table-cell table:style-name="ce1" office:value-type="float" office:value="1199.02" calcext:value-type="float">
            <text:p>1199.02</text:p>
          </table:table-cell>
          <table:table-cell table:style-name="ce1" table:formula="of:=100*([.J80]-[.B80])/[.B80]" office:value-type="float" office:value="-3.79826053467697" calcext:value-type="float">
            <text:p>-3.80</text:p>
          </table:table-cell>
          <table:table-cell/>
          <table:table-cell table:style-name="ce7" office:value-type="float" office:value="1338.42" calcext:value-type="float">
            <text:p>1338.42</text:p>
          </table:table-cell>
          <table:table-cell table:style-name="ce1" table:formula="of:=100*([.M80]-[.B80])/[.B80]" office:value-type="float" office:value="7.38630893160886" calcext:value-type="float">
            <text:p>7.39</text:p>
          </table:table-cell>
        </table:table-row>
        <table:table-row table:style-name="ro2">
          <table:table-cell office:value-type="string" calcext:value-type="string">
            <text:p>p21</text:p>
          </table:table-cell>
          <table:table-cell table:style-name="ce1"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table:style-name="ce1" table:formula="of:=100*([.C81]-[.B81])/[.B81]" office:value-type="float" office:value="5.16822379435114" calcext:value-type="float">
            <text:p>5.17</text:p>
          </table:table-cell>
          <table:table-cell table:style-name="ce1" office:value-type="float" office:value="1278.82" calcext:value-type="float">
            <text:p>1278.82</text:p>
          </table:table-cell>
          <table:table-cell table:style-name="ce1" table:formula="of:=100*([.E81]-[.B81])/[.B81]" office:value-type="float" office:value="-1.34008131523929" calcext:value-type="float">
            <text:p>-1.34</text:p>
          </table:table-cell>
          <table:table-cell table:style-name="ce1"/>
          <table:table-cell table:style-name="ce1" office:value-type="float" office:value="1231.23" calcext:value-type="float">
            <text:p>1231.23</text:p>
          </table:table-cell>
          <table:table-cell table:style-name="ce1" table:formula="of:=100*([.H81]-[.B81])/[.B81]" office:value-type="float" office:value="-5.01161095209807" calcext:value-type="float">
            <text:p>-5.01</text:p>
          </table:table-cell>
          <table:table-cell table:style-name="ce1" office:value-type="float" office:value="1195.67" calcext:value-type="float">
            <text:p>1195.67</text:p>
          </table:table-cell>
          <table:table-cell table:style-name="ce1" table:formula="of:=100*([.J81]-[.B81])/[.B81]" office:value-type="float" office:value="-7.75503591294486" calcext:value-type="float">
            <text:p>-7.76</text:p>
          </table:table-cell>
          <table:table-cell/>
          <table:table-cell table:style-name="ce7" office:value-type="float" office:value="1309.14" calcext:value-type="float">
            <text:p>1309.14</text:p>
          </table:table-cell>
          <table:table-cell table:style-name="ce1" table:formula="of:=100*([.M81]-[.B81])/[.B81]" office:value-type="float" office:value="0.99908192471783" calcext:value-type="float">
            <text:p>1.00</text:p>
          </table:table-cell>
        </table:table-row>
        <table:table-row table:style-name="ro2">
          <table:table-cell office:value-type="string" calcext:value-type="string">
            <text:p>p22</text:p>
          </table:table-cell>
          <table:table-cell table:style-name="ce1"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table:style-name="ce1" table:formula="of:=100*([.C82]-[.B82])/[.B82]" office:value-type="float" office:value="-1.68975825910132" calcext:value-type="float">
            <text:p>-1.69</text:p>
          </table:table-cell>
          <table:table-cell table:style-name="ce1" office:value-type="float" office:value="1311.03" calcext:value-type="float">
            <text:p>1311.03</text:p>
          </table:table-cell>
          <table:table-cell table:style-name="ce1" table:formula="of:=100*([.E82]-[.B82])/[.B82]" office:value-type="float" office:value="-0.524303079047611" calcext:value-type="float">
            <text:p>-0.52</text:p>
          </table:table-cell>
          <table:table-cell table:style-name="ce1"/>
          <table:table-cell table:style-name="ce1" office:value-type="float" office:value="1230.99" calcext:value-type="float">
            <text:p>1230.99</text:p>
          </table:table-cell>
          <table:table-cell table:style-name="ce1" table:formula="of:=100*([.H82]-[.B82])/[.B82]" office:value-type="float" office:value="-6.59741718135879" calcext:value-type="float">
            <text:p>-6.60</text:p>
          </table:table-cell>
          <table:table-cell table:style-name="ce1" office:value-type="float" office:value="1212.22" calcext:value-type="float">
            <text:p>1212.22</text:p>
          </table:table-cell>
          <table:table-cell table:style-name="ce1" table:formula="of:=100*([.J82]-[.B82])/[.B82]" office:value-type="float" office:value="-8.0216094814635" calcext:value-type="float">
            <text:p>-8.02</text:p>
          </table:table-cell>
          <table:table-cell/>
          <table:table-cell table:style-name="ce7" office:value-type="float" office:value="1351.96" calcext:value-type="float">
            <text:p>1351.96</text:p>
          </table:table-cell>
          <table:table-cell table:style-name="ce1" table:formula="of:=100*([.M82]-[.B82])/[.B82]" office:value-type="float" office:value="2.58130112144711" calcext:value-type="float">
            <text:p>2.58</text:p>
          </table:table-cell>
        </table:table-row>
        <table:table-row table:style-name="ro2">
          <table:table-cell office:value-type="string" calcext:value-type="string">
            <text:p>p23</text:p>
          </table:table-cell>
          <table:table-cell table:style-name="ce1"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table:style-name="ce1" table:formula="of:=100*([.C83]-[.B83])/[.B83]" office:value-type="float" office:value="-5.11921086724297" calcext:value-type="float">
            <text:p>-5.12</text:p>
          </table:table-cell>
          <table:table-cell table:style-name="ce1" office:value-type="float" office:value="1254.27" calcext:value-type="float">
            <text:p>1254.27</text:p>
          </table:table-cell>
          <table:table-cell table:style-name="ce1" table:formula="of:=100*([.E83]-[.B83])/[.B83]" office:value-type="float" office:value="-4.97450622381491" calcext:value-type="float">
            <text:p>-4.97</text:p>
          </table:table-cell>
          <table:table-cell table:style-name="ce1"/>
          <table:table-cell table:style-name="ce1" office:value-type="float" office:value="1222.63" calcext:value-type="float">
            <text:p>1222.63</text:p>
          </table:table-cell>
          <table:table-cell table:style-name="ce1" table:formula="of:=100*([.H83]-[.B83])/[.B83]" office:value-type="float" office:value="-7.37160303955513" calcext:value-type="float">
            <text:p>-7.37</text:p>
          </table:table-cell>
          <table:table-cell table:style-name="ce1" office:value-type="float" office:value="1198.97" calcext:value-type="float">
            <text:p>1198.97</text:p>
          </table:table-cell>
          <table:table-cell table:style-name="ce1" table:formula="of:=100*([.J83]-[.B83])/[.B83]" office:value-type="float" office:value="-9.16412233982105" calcext:value-type="float">
            <text:p>-9.16</text:p>
          </table:table-cell>
          <table:table-cell/>
          <table:table-cell table:style-name="ce7" office:value-type="float" office:value="1262.65" calcext:value-type="float">
            <text:p>1262.65</text:p>
          </table:table-cell>
          <table:table-cell table:style-name="ce1" table:formula="of:=100*([.M83]-[.B83])/[.B83]" office:value-type="float" office:value="-4.33962407097346" calcext:value-type="float">
            <text:p>-4.3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61:.B83])" office:value-type="float" office:value="1036.73173913043" calcext:value-type="float">
            <text:p>1036.73</text:p>
          </table:table-cell>
          <table:table-cell table:style-name="ce4" table:formula="of:=AVERAGE([.C61:.C83])" office:value-type="float" office:value="1134.39347826087" calcext:value-type="float">
            <text:p>1134.39</text:p>
          </table:table-cell>
          <table:table-cell table:style-name="ce4" table:formula="of:=AVERAGE([.D61:.D83])" office:value-type="float" office:value="11.247974357918" calcext:value-type="float">
            <text:p>11.25</text:p>
          </table:table-cell>
          <table:table-cell table:style-name="ce4" table:formula="of:=AVERAGE([.E61:.E83])" office:value-type="float" office:value="1164.96565217391" calcext:value-type="float">
            <text:p>1164.97</text:p>
          </table:table-cell>
          <table:table-cell table:style-name="ce4" table:formula="of:=AVERAGE([.F61:.F83])" office:value-type="float" office:value="16.6252769812874" calcext:value-type="float">
            <text:p>16.63</text:p>
          </table:table-cell>
          <table:table-cell table:style-name="ce4"/>
          <table:table-cell table:style-name="ce4" table:formula="of:=AVERAGE([.H61:.H83])" office:value-type="float" office:value="1100.86434782609" calcext:value-type="float">
            <text:p>1100.86</text:p>
          </table:table-cell>
          <table:table-cell table:style-name="ce4" table:formula="of:=AVERAGE([.I61:.I83])" office:value-type="float" office:value="6.84871684240882" calcext:value-type="float">
            <text:p>6.85</text:p>
          </table:table-cell>
          <table:table-cell table:style-name="ce4" table:formula="of:=AVERAGE([.J61:.J83])" office:value-type="float" office:value="1097.60869565217" calcext:value-type="float">
            <text:p>1097.61</text:p>
          </table:table-cell>
          <table:table-cell table:style-name="ce4" table:formula="of:=AVERAGE([.K61:.K83])" office:value-type="float" office:value="8.54253468736599" calcext:value-type="float">
            <text:p>8.54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Gaps to ACO BEST kmeans</text:p>
          </table:table-cell>
          <table:covered-table-cell/>
          <table:covered-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float" office:value="6.98364695340502" calcext:value-type="float">
            <text:p>6.98</text:p>
          </table:table-cell>
          <table:table-cell office:value-type="float" office:value="13.6648745519713" calcext:value-type="float">
            <text:p>13.66</text:p>
          </table:table-cell>
          <table:table-cell table:style-name="ce1" office:value-type="float" office:value="22.7598566308244" calcext:value-type="float">
            <text:p>22.76</text:p>
          </table:table-cell>
          <table:table-cell table:style-name="ce1" office:value-type="float" office:value="18.4979838709677" calcext:value-type="float">
            <text:p>18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float" office:value="9.18774966711052" calcext:value-type="float">
            <text:p>9.19</text:p>
          </table:table-cell>
          <table:table-cell office:value-type="float" office:value="8.35986800208418" calcext:value-type="float">
            <text:p>8.36</text:p>
          </table:table-cell>
          <table:table-cell table:style-name="ce1" office:value-type="float" office:value="16.1697446882418" calcext:value-type="float">
            <text:p>16.17</text:p>
          </table:table-cell>
          <table:table-cell table:style-name="ce1" office:value-type="float" office:value="33.7578880333468" calcext:value-type="float">
            <text:p>33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table:style-name="ce1" office:value-type="float" office:value="6.90369347600967" calcext:value-type="float">
            <text:p>6.90</text:p>
          </table:table-cell>
          <table:table-cell office:value-type="float" office:value="8.52030836497526" calcext:value-type="float">
            <text:p>8.52</text:p>
          </table:table-cell>
          <table:table-cell table:style-name="ce1" office:value-type="float" office:value="14.2331147163733" calcext:value-type="float">
            <text:p>14.23</text:p>
          </table:table-cell>
          <table:table-cell table:style-name="ce1" office:value-type="float" office:value="11.2875388332758" calcext:value-type="float">
            <text:p>11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table:style-name="ce1" office:value-type="float" office:value="10.3321267543024" calcext:value-type="float">
            <text:p>10.33</text:p>
          </table:table-cell>
          <table:table-cell office:value-type="float" office:value="11.2831015431511" calcext:value-type="float">
            <text:p>11.28</text:p>
          </table:table-cell>
          <table:table-cell table:style-name="ce1" office:value-type="float" office:value="9.87965961770496" calcext:value-type="float">
            <text:p>9.88</text:p>
          </table:table-cell>
          <table:table-cell table:style-name="ce1" office:value-type="float" office:value="11.4466247539214" calcext:value-type="float">
            <text:p>11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table:style-name="ce1" office:value-type="float" office:value="8.95241086854093" calcext:value-type="float">
            <text:p>8.95</text:p>
          </table:table-cell>
          <table:table-cell office:value-type="float" office:value="9.87382859536151" calcext:value-type="float">
            <text:p>9.87</text:p>
          </table:table-cell>
          <table:table-cell table:style-name="ce1" office:value-type="float" office:value="20.8313700853359" calcext:value-type="float">
            <text:p>20.83</text:p>
          </table:table-cell>
          <table:table-cell table:style-name="ce1" office:value-type="float" office:value="17.3865242657453" calcext:value-type="float">
            <text:p>17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table:style-name="ce1" office:value-type="float" office:value="9.79952519124241" calcext:value-type="float">
            <text:p>9.80</text:p>
          </table:table-cell>
          <table:table-cell office:value-type="float" office:value="10.0211026114482" calcext:value-type="float">
            <text:p>10.02</text:p>
          </table:table-cell>
          <table:table-cell table:style-name="ce1" office:value-type="float" office:value="18.224742811923" calcext:value-type="float">
            <text:p>18.22</text:p>
          </table:table-cell>
          <table:table-cell table:style-name="ce1" office:value-type="float" office:value="13.2524399894487" calcext:value-type="float">
            <text:p>1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table:style-name="ce1" office:value-type="float" office:value="9.07923952262004" calcext:value-type="float">
            <text:p>9.08</text:p>
          </table:table-cell>
          <table:table-cell office:value-type="float" office:value="8.78781570913127" calcext:value-type="float">
            <text:p>8.79</text:p>
          </table:table-cell>
          <table:table-cell table:style-name="ce1" office:value-type="float" office:value="14.4532334165973" calcext:value-type="float">
            <text:p>14.45</text:p>
          </table:table-cell>
          <table:table-cell table:style-name="ce1" office:value-type="float" office:value="13.3777407715792" calcext:value-type="float">
            <text:p>13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table:style-name="ce1" office:value-type="float" office:value="5.36581816738707" calcext:value-type="float">
            <text:p>5.37</text:p>
          </table:table-cell>
          <table:table-cell office:value-type="float" office:value="0.921366373765205" calcext:value-type="float">
            <text:p>0.92</text:p>
          </table:table-cell>
          <table:table-cell table:style-name="ce1" office:value-type="float" office:value="3.99038286642171" calcext:value-type="float">
            <text:p>3.99</text:p>
          </table:table-cell>
          <table:table-cell table:style-name="ce1" office:value-type="float" office:value="3.72680461807611" calcext:value-type="float">
            <text:p>3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table:style-name="ce1" office:value-type="float" office:value="15.2173275543539" calcext:value-type="float">
            <text:p>15.22</text:p>
          </table:table-cell>
          <table:table-cell office:value-type="float" office:value="13.32410573421" calcext:value-type="float">
            <text:p>13.32</text:p>
          </table:table-cell>
          <table:table-cell table:style-name="ce1" office:value-type="float" office:value="14.3240881392116" calcext:value-type="float">
            <text:p>14.32</text:p>
          </table:table-cell>
          <table:table-cell table:style-name="ce1" office:value-type="float" office:value="13.7293771957092" calcext:value-type="float">
            <text:p>13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16.6448984668968" calcext:value-type="float">
            <text:p>16.64</text:p>
          </table:table-cell>
          <table:table-cell office:value-type="float" office:value="13.7878222471002" calcext:value-type="float">
            <text:p>13.79</text:p>
          </table:table-cell>
          <table:table-cell table:style-name="ce1" office:value-type="float" office:value="18.4617657119756" calcext:value-type="float">
            <text:p>18.46</text:p>
          </table:table-cell>
          <table:table-cell table:style-name="ce1" office:value-type="float" office:value="14.3320272413472" calcext:value-type="float">
            <text:p>14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3.9237622964038" calcext:value-type="float">
            <text:p>3.92</text:p>
          </table:table-cell>
          <table:table-cell office:value-type="float" office:value="6.87489920980486" calcext:value-type="float">
            <text:p>6.87</text:p>
          </table:table-cell>
          <table:table-cell table:style-name="ce1" office:value-type="float" office:value="11.3993710691824" calcext:value-type="float">
            <text:p>11.40</text:p>
          </table:table-cell>
          <table:table-cell table:style-name="ce1" office:value-type="float" office:value="13.0089904854056" calcext:value-type="float">
            <text:p>13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float" office:value="17.7106051084908" calcext:value-type="float">
            <text:p>17.71</text:p>
          </table:table-cell>
          <table:table-cell office:value-type="float" office:value="20.7915942778989" calcext:value-type="float">
            <text:p>20.79</text:p>
          </table:table-cell>
          <table:table-cell table:style-name="ce1" office:value-type="float" office:value="21.9763057701549" calcext:value-type="float">
            <text:p>21.98</text:p>
          </table:table-cell>
          <table:table-cell table:style-name="ce1" office:value-type="float" office:value="14.7857908549884" calcext:value-type="float">
            <text:p>1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table:style-name="ce1" office:value-type="float" office:value="11.6112536623537" calcext:value-type="float">
            <text:p>11.61</text:p>
          </table:table-cell>
          <table:table-cell office:value-type="float" office:value="8.45662499317574" calcext:value-type="float">
            <text:p>8.46</text:p>
          </table:table-cell>
          <table:table-cell table:style-name="ce1" office:value-type="float" office:value="5.8461174500919" calcext:value-type="float">
            <text:p>5.85</text:p>
          </table:table-cell>
          <table:table-cell table:style-name="ce1" office:value-type="float" office:value="13.5356954377536" calcext:value-type="float">
            <text:p>1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table:style-name="ce1" office:value-type="float" office:value="15.6247750018" calcext:value-type="float">
            <text:p>15.62</text:p>
          </table:table-cell>
          <table:table-cell office:value-type="float" office:value="12.3668010655915" calcext:value-type="float">
            <text:p>12.37</text:p>
          </table:table-cell>
          <table:table-cell table:style-name="ce1" office:value-type="float" office:value="8.81542947656419" calcext:value-type="float">
            <text:p>8.82</text:p>
          </table:table-cell>
          <table:table-cell table:style-name="ce1" office:value-type="float" office:value="19.9654402764778" calcext:value-type="float">
            <text:p>19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table:style-name="ce1" office:value-type="float" office:value="11.0755694291987" calcext:value-type="float">
            <text:p>11.08</text:p>
          </table:table-cell>
          <table:table-cell office:value-type="float" office:value="11.8070801317234" calcext:value-type="float">
            <text:p>11.81</text:p>
          </table:table-cell>
          <table:table-cell table:style-name="ce1" office:value-type="float" office:value="9.43846048298575" calcext:value-type="float">
            <text:p>9.44</text:p>
          </table:table-cell>
          <table:table-cell table:style-name="ce1" office:value-type="float" office:value="10.9726605378705" calcext:value-type="float">
            <text:p>10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table:style-name="ce1" office:value-type="float" office:value="9.40000509117445" calcext:value-type="float">
            <text:p>9.40</text:p>
          </table:table-cell>
          <table:table-cell office:value-type="float" office:value="12.684661139914" calcext:value-type="float">
            <text:p>12.68</text:p>
          </table:table-cell>
          <table:table-cell table:style-name="ce1" office:value-type="float" office:value="5.89642854112396" calcext:value-type="float">
            <text:p>5.90</text:p>
          </table:table-cell>
          <table:table-cell table:style-name="ce1" office:value-type="float" office:value="7.10218835648404" calcext:value-type="float">
            <text:p>7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table:style-name="ce1" office:value-type="float" office:value="11.433046887306" calcext:value-type="float">
            <text:p>11.43</text:p>
          </table:table-cell>
          <table:table-cell office:value-type="float" office:value="12.2197525246338" calcext:value-type="float">
            <text:p>12.22</text:p>
          </table:table-cell>
          <table:table-cell table:style-name="ce1" office:value-type="float" office:value="11.6736965538968" calcext:value-type="float">
            <text:p>11.67</text:p>
          </table:table-cell>
          <table:table-cell table:style-name="ce1" office:value-type="float" office:value="8.35710660342685" calcext:value-type="float">
            <text:p>8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table:style-name="ce1" office:value-type="float" office:value="-1.6558979187636" calcext:value-type="float">
            <text:p>-1.66</text:p>
          </table:table-cell>
          <table:table-cell office:value-type="float" office:value="0.939153868632093" calcext:value-type="float">
            <text:p>0.94</text:p>
          </table:table-cell>
          <table:table-cell table:style-name="ce1" office:value-type="float" office:value="-0.512191954284226" calcext:value-type="float">
            <text:p>-0.51</text:p>
          </table:table-cell>
          <table:table-cell table:style-name="ce1" office:value-type="float" office:value="0.328744439754534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table:style-name="ce1" office:value-type="float" office:value="-0.106377873402326" calcext:value-type="float">
            <text:p>-0.11</text:p>
          </table:table-cell>
          <table:table-cell office:value-type="float" office:value="1.04698222769663" calcext:value-type="float">
            <text:p>1.05</text:p>
          </table:table-cell>
          <table:table-cell table:style-name="ce1" office:value-type="float" office:value="-2.64424999600083" calcext:value-type="float">
            <text:p>-2.64</text:p>
          </table:table-cell>
          <table:table-cell table:style-name="ce1" office:value-type="float" office:value="-0.980596036024506" calcext:value-type="float">
            <text:p>-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table:style-name="ce1" office:value-type="float" office:value="-0.982059758015342" calcext:value-type="float">
            <text:p>-0.98</text:p>
          </table:table-cell>
          <table:table-cell office:value-type="float" office:value="0.793510703167632" calcext:value-type="float">
            <text:p>0.79</text:p>
          </table:table-cell>
          <table:table-cell table:style-name="ce1" office:value-type="float" office:value="-3.79826053467697" calcext:value-type="float">
            <text:p>-3.80</text:p>
          </table:table-cell>
          <table:table-cell table:style-name="ce1" office:value-type="float" office:value="-2.42145126608683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table:style-name="ce1" office:value-type="float" office:value="-5.01161095209807" calcext:value-type="float">
            <text:p>-5.01</text:p>
          </table:table-cell>
          <table:table-cell office:value-type="float" office:value="-2.64621698979316" calcext:value-type="float">
            <text:p>-2.65</text:p>
          </table:table-cell>
          <table:table-cell table:style-name="ce1" office:value-type="float" office:value="-7.75503591294486" calcext:value-type="float">
            <text:p>-7.76</text:p>
          </table:table-cell>
          <table:table-cell table:style-name="ce1" office:value-type="float" office:value="-4.01638648654904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2</text:p>
          </table:table-cell>
          <table:table-cell table:style-name="ce1" office:value-type="float" office:value="-6.59741718135879" calcext:value-type="float">
            <text:p>-6.60</text:p>
          </table:table-cell>
          <table:table-cell office:value-type="float" office:value="-5.11783540980622" calcext:value-type="float">
            <text:p>-5.12</text:p>
          </table:table-cell>
          <table:table-cell table:style-name="ce1" office:value-type="float" office:value="-8.0216094814635" calcext:value-type="float">
            <text:p>-8.02</text:p>
          </table:table-cell>
          <table:table-cell table:style-name="ce1" office:value-type="float" office:value="-9.5110551314931" calcext:value-type="float">
            <text:p>-9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3</text:p>
          </table:table-cell>
          <table:table-cell table:style-name="ce1" office:value-type="float" office:value="-7.37160303955513" calcext:value-type="float">
            <text:p>-7.37</text:p>
          </table:table-cell>
          <table:table-cell office:value-type="float" office:value="-6.53519504822225" calcext:value-type="float">
            <text:p>-6.54</text:p>
          </table:table-cell>
          <table:table-cell table:style-name="ce1" office:value-type="float" office:value="-9.16412233982105" calcext:value-type="float">
            <text:p>-9.16</text:p>
          </table:table-cell>
          <table:table-cell table:style-name="ce1" office:value-type="float" office:value="-7.63752623245174" calcext:value-type="float">
            <text:p>-7.64</text:p>
          </table:table-cell>
          <table:table-cell table:number-columns-repeated="9"/>
        </table:table-row>
        <table:table-row table:style-name="ro1">
          <table:table-cell/>
          <table:table-cell table:formula="of:=AVERAGE([.B88:.B110])" office:value-type="float" office:value="6.84871684240882" calcext:value-type="float">
            <text:p>6.84871684240882</text:p>
          </table:table-cell>
          <table:table-cell table:style-name="Default" table:formula="of:=AVERAGE([.C88:.C110])" office:value-type="float" office:value="7.48808723598326" calcext:value-type="float">
            <text:p>7.48808723598326</text:p>
          </table:table-cell>
          <table:table-cell table:formula="of:=AVERAGE([.D88:.D110])" office:value-type="float" office:value="8.542534687366" calcext:value-type="float">
            <text:p>8.542534687366</text:p>
          </table:table-cell>
          <table:table-cell table:formula="of:=AVERAGE([.E88:.E110])" office:value-type="float" office:value="9.31671962665102" calcext:value-type="float">
            <text:p>9.31671962665102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Gaps to ACO BEST proximity</text:p>
          </table:table-cell>
          <table:covered-table-cell/>
          <table:covered-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float" office:value="21.7629928315412" calcext:value-type="float">
            <text:p>21.76</text:p>
          </table:table-cell>
          <table:table-cell office:value-type="float" office:value="20.4917114695341" calcext:value-type="float">
            <text:p>20.49</text:p>
          </table:table-cell>
          <table:table-cell table:style-name="ce1" office:value-type="float" office:value="36.491935483871" calcext:value-type="float">
            <text:p>36.49</text:p>
          </table:table-cell>
          <table:table-cell table:style-name="ce1" office:value-type="float" office:value="30.1187275985663" calcext:value-type="float">
            <text:p>30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float" office:value="26.9032594222197" calcext:value-type="float">
            <text:p>26.90</text:p>
          </table:table-cell>
          <table:table-cell office:value-type="float" office:value="26.4401088403867" calcext:value-type="float">
            <text:p>26.44</text:p>
          </table:table-cell>
          <table:table-cell table:style-name="ce1" office:value-type="float" office:value="41.0988247553986" calcext:value-type="float">
            <text:p>41.10</text:p>
          </table:table-cell>
          <table:table-cell table:style-name="ce1" office:value-type="float" office:value="28.2637642563539" calcext:value-type="float">
            <text:p>28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table:style-name="ce1" office:value-type="float" office:value="23.5991255321597" calcext:value-type="float">
            <text:p>23.60</text:p>
          </table:table-cell>
          <table:table-cell office:value-type="float" office:value="16.4595558623864" calcext:value-type="float">
            <text:p>16.46</text:p>
          </table:table-cell>
          <table:table-cell table:style-name="ce1" office:value-type="float" office:value="59.6479116327235" calcext:value-type="float">
            <text:p>59.65</text:p>
          </table:table-cell>
          <table:table-cell table:style-name="ce1" office:value-type="float" office:value="25.8370728339662" calcext:value-type="float">
            <text:p>25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table:style-name="ce1" office:value-type="float" office:value="6.18054232552231" calcext:value-type="float">
            <text:p>6.18</text:p>
          </table:table-cell>
          <table:table-cell office:value-type="float" office:value="13.0056518701975" calcext:value-type="float">
            <text:p>13.01</text:p>
          </table:table-cell>
          <table:table-cell table:style-name="ce1" office:value-type="float" office:value="12.8786435511526" calcext:value-type="float">
            <text:p>12.88</text:p>
          </table:table-cell>
          <table:table-cell table:style-name="ce1" office:value-type="float" office:value="17.5541372959929" calcext:value-type="float">
            <text:p>17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table:style-name="ce1" office:value-type="float" office:value="10.0780063871002" calcext:value-type="float">
            <text:p>10.08</text:p>
          </table:table-cell>
          <table:table-cell office:value-type="float" office:value="14.3744655602674" calcext:value-type="float">
            <text:p>14.37</text:p>
          </table:table-cell>
          <table:table-cell table:style-name="ce1" office:value-type="float" office:value="24.426295307401" calcext:value-type="float">
            <text:p>24.43</text:p>
          </table:table-cell>
          <table:table-cell table:style-name="ce1" office:value-type="float" office:value="24.4943545713139" calcext:value-type="float">
            <text:p>24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table:style-name="ce1" office:value-type="float" office:value="14.8562384595094" calcext:value-type="float">
            <text:p>14.86</text:p>
          </table:table-cell>
          <table:table-cell office:value-type="float" office:value="13.7747296227908" calcext:value-type="float">
            <text:p>13.77</text:p>
          </table:table-cell>
          <table:table-cell table:style-name="ce1" office:value-type="float" office:value="26.9322078607228" calcext:value-type="float">
            <text:p>26.93</text:p>
          </table:table-cell>
          <table:table-cell table:style-name="ce1" office:value-type="float" office:value="24.4025323133738" calcext:value-type="float">
            <text:p>24.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table:style-name="ce1" office:value-type="float" office:value="7.36885928393006" calcext:value-type="float">
            <text:p>7.37</text:p>
          </table:table-cell>
          <table:table-cell office:value-type="float" office:value="21.1455731334999" calcext:value-type="float">
            <text:p>21.15</text:p>
          </table:table-cell>
          <table:table-cell table:style-name="ce1" office:value-type="float" office:value="11.8130724396336" calcext:value-type="float">
            <text:p>11.81</text:p>
          </table:table-cell>
          <table:table-cell table:style-name="ce1" office:value-type="float" office:value="24.6114349153483" calcext:value-type="float">
            <text:p>24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table:style-name="ce1" office:value-type="float" office:value="10.2573939155425" calcext:value-type="float">
            <text:p>10.26</text:p>
          </table:table-cell>
          <table:table-cell office:value-type="float" office:value="1.8457091643875" calcext:value-type="float">
            <text:p>1.85</text:p>
          </table:table-cell>
          <table:table-cell table:style-name="ce1" office:value-type="float" office:value="14.0576168160938" calcext:value-type="float">
            <text:p>14.06</text:p>
          </table:table-cell>
          <table:table-cell table:style-name="ce1" office:value-type="float" office:value="11.8031464033309" calcext:value-type="float">
            <text:p>11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table:style-name="ce1" office:value-type="float" office:value="12.4801323143874" calcext:value-type="float">
            <text:p>12.48</text:p>
          </table:table-cell>
          <table:table-cell office:value-type="float" office:value="23.3397652827223" calcext:value-type="float">
            <text:p>23.34</text:p>
          </table:table-cell>
          <table:table-cell table:style-name="ce1" office:value-type="float" office:value="29.1115112344064" calcext:value-type="float">
            <text:p>29.11</text:p>
          </table:table-cell>
          <table:table-cell table:style-name="ce1" office:value-type="float" office:value="26.5139029811792" calcext:value-type="float">
            <text:p>26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16.0812575799981" calcext:value-type="float">
            <text:p>16.08</text:p>
          </table:table-cell>
          <table:table-cell office:value-type="float" office:value="18.5877102963585" calcext:value-type="float">
            <text:p>18.59</text:p>
          </table:table-cell>
          <table:table-cell table:style-name="ce1" office:value-type="float" office:value="26.795099045309" calcext:value-type="float">
            <text:p>26.80</text:p>
          </table:table-cell>
          <table:table-cell table:style-name="ce1" office:value-type="float" office:value="25.4991137232951" calcext:value-type="float">
            <text:p>25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15.4803660699887" calcext:value-type="float">
            <text:p>15.48</text:p>
          </table:table-cell>
          <table:table-cell office:value-type="float" office:value="11.0032656023222" calcext:value-type="float">
            <text:p>11.00</text:p>
          </table:table-cell>
          <table:table-cell table:style-name="ce1" office:value-type="float" office:value="22.0901870666022" calcext:value-type="float">
            <text:p>22.09</text:p>
          </table:table-cell>
          <table:table-cell table:style-name="ce1" office:value-type="float" office:value="10.5406386066763" calcext:value-type="float">
            <text:p>10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float" office:value="17.7106051084908" calcext:value-type="float">
            <text:p>17.71</text:p>
          </table:table-cell>
          <table:table-cell office:value-type="float" office:value="20.7915942778989" calcext:value-type="float">
            <text:p>20.79</text:p>
          </table:table-cell>
          <table:table-cell table:style-name="ce1" office:value-type="float" office:value="21.9763057701549" calcext:value-type="float">
            <text:p>21.98</text:p>
          </table:table-cell>
          <table:table-cell table:style-name="ce1" office:value-type="float" office:value="14.7857908549884" calcext:value-type="float">
            <text:p>1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table:style-name="ce1" office:value-type="float" office:value="11.6112536623537" calcext:value-type="float">
            <text:p>11.61</text:p>
          </table:table-cell>
          <table:table-cell office:value-type="float" office:value="8.45662499317574" calcext:value-type="float">
            <text:p>8.46</text:p>
          </table:table-cell>
          <table:table-cell table:style-name="ce1" office:value-type="float" office:value="5.8461174500919" calcext:value-type="float">
            <text:p>5.85</text:p>
          </table:table-cell>
          <table:table-cell table:style-name="ce1" office:value-type="float" office:value="13.5356954377536" calcext:value-type="float">
            <text:p>1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table:style-name="ce1" office:value-type="float" office:value="15.6247750018" calcext:value-type="float">
            <text:p>15.62</text:p>
          </table:table-cell>
          <table:table-cell office:value-type="float" office:value="12.3668010655915" calcext:value-type="float">
            <text:p>12.37</text:p>
          </table:table-cell>
          <table:table-cell table:style-name="ce1" office:value-type="float" office:value="8.81542947656419" calcext:value-type="float">
            <text:p>8.82</text:p>
          </table:table-cell>
          <table:table-cell table:style-name="ce1" office:value-type="float" office:value="19.9654402764778" calcext:value-type="float">
            <text:p>19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table:style-name="ce1" office:value-type="float" office:value="15.5726879802415" calcext:value-type="float">
            <text:p>15.57</text:p>
          </table:table-cell>
          <table:table-cell office:value-type="float" office:value="16.2081503841932" calcext:value-type="float">
            <text:p>16.21</text:p>
          </table:table-cell>
          <table:table-cell table:style-name="ce1" office:value-type="float" office:value="15.3900246981339" calcext:value-type="float">
            <text:p>15.39</text:p>
          </table:table-cell>
          <table:table-cell table:style-name="ce1" office:value-type="float" office:value="12.3147639956092" calcext:value-type="float">
            <text:p>1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table:style-name="ce1" office:value-type="float" office:value="9.40000509117445" calcext:value-type="float">
            <text:p>9.40</text:p>
          </table:table-cell>
          <table:table-cell office:value-type="float" office:value="12.684661139914" calcext:value-type="float">
            <text:p>12.68</text:p>
          </table:table-cell>
          <table:table-cell table:style-name="ce1" office:value-type="float" office:value="10.0881621708768" calcext:value-type="float">
            <text:p>10.09</text:p>
          </table:table-cell>
          <table:table-cell table:style-name="ce1" office:value-type="float" office:value="12.5421082553394" calcext:value-type="float">
            <text:p>12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table:style-name="ce1" office:value-type="float" office:value="15.5914731259954" calcext:value-type="float">
            <text:p>15.59</text:p>
          </table:table-cell>
          <table:table-cell office:value-type="float" office:value="12.2197525246338" calcext:value-type="float">
            <text:p>12.22</text:p>
          </table:table-cell>
          <table:table-cell table:style-name="ce1" office:value-type="float" office:value="11.6736965538968" calcext:value-type="float">
            <text:p>11.67</text:p>
          </table:table-cell>
          <table:table-cell table:style-name="ce1" office:value-type="float" office:value="8.35710660342685" calcext:value-type="float">
            <text:p>8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table:style-name="ce1" office:value-type="float" office:value="2.29552907561934" calcext:value-type="float">
            <text:p>2.30</text:p>
          </table:table-cell>
          <table:table-cell office:value-type="float" office:value="6.94665411214649" calcext:value-type="float">
            <text:p>6.95</text:p>
          </table:table-cell>
          <table:table-cell table:style-name="ce1" office:value-type="float" office:value="3.58615539465568" calcext:value-type="float">
            <text:p>3.59</text:p>
          </table:table-cell>
          <table:table-cell table:style-name="ce1" office:value-type="float" office:value="9.22757232377675" calcext:value-type="float">
            <text:p>9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table:style-name="ce1" office:value-type="float" office:value="1.33252283525027" calcext:value-type="float">
            <text:p>1.33</text:p>
          </table:table-cell>
          <table:table-cell office:value-type="float" office:value="3.17453969574329" calcext:value-type="float">
            <text:p>3.17</text:p>
          </table:table-cell>
          <table:table-cell table:style-name="ce1" office:value-type="float" office:value="0.598275558683795" calcext:value-type="float">
            <text:p>0.60</text:p>
          </table:table-cell>
          <table:table-cell table:style-name="ce1" office:value-type="float" office:value="2.06996944635517" calcext:value-type="float">
            <text:p>2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table:style-name="ce1" office:value-type="float" office:value="6.15712956128246" calcext:value-type="float">
            <text:p>6.16</text:p>
          </table:table-cell>
          <table:table-cell office:value-type="float" office:value="7.38630893160886" calcext:value-type="float">
            <text:p>7.39</text:p>
          </table:table-cell>
          <table:table-cell table:style-name="ce1" office:value-type="float" office:value="5.90278892133895" calcext:value-type="float">
            <text:p>5.90</text:p>
          </table:table-cell>
          <table:table-cell table:style-name="ce1" office:value-type="float" office:value="4.0951250040117" calcext:value-type="float">
            <text:p>4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table:style-name="ce1" office:value-type="float" office:value="5.16822379435114" calcext:value-type="float">
            <text:p>5.17</text:p>
          </table:table-cell>
          <table:table-cell office:value-type="float" office:value="0.99908192471783" calcext:value-type="float">
            <text:p>1.00</text:p>
          </table:table-cell>
          <table:table-cell table:style-name="ce1" office:value-type="float" office:value="-1.34008131523929" calcext:value-type="float">
            <text:p>-1.34</text:p>
          </table:table-cell>
          <table:table-cell table:style-name="ce1" office:value-type="float" office:value="3.23100779978243" calcext:value-type="float">
            <text:p>3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2</text:p>
          </table:table-cell>
          <table:table-cell table:style-name="ce1" office:value-type="float" office:value="-1.68975825910132" calcext:value-type="float">
            <text:p>-1.69</text:p>
          </table:table-cell>
          <table:table-cell office:value-type="float" office:value="2.58130112144711" calcext:value-type="float">
            <text:p>2.58</text:p>
          </table:table-cell>
          <table:table-cell table:style-name="ce1" office:value-type="float" office:value="-0.524303079047611" calcext:value-type="float">
            <text:p>-0.52</text:p>
          </table:table-cell>
          <table:table-cell table:style-name="ce1" office:value-type="float" office:value="-2.3680895943669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3</text:p>
          </table:table-cell>
          <table:table-cell table:style-name="ce1" office:value-type="float" office:value="-5.11921086724297" calcext:value-type="float">
            <text:p>-5.12</text:p>
          </table:table-cell>
          <table:table-cell office:value-type="float" office:value="-4.33962407097346" calcext:value-type="float">
            <text:p>-4.34</text:p>
          </table:table-cell>
          <table:table-cell table:style-name="ce1" office:value-type="float" office:value="-4.97450622381491" calcext:value-type="float">
            <text:p>-4.97</text:p>
          </table:table-cell>
          <table:table-cell table:style-name="ce1" office:value-type="float" office:value="-3.97596842256786" calcext:value-type="float">
            <text:p>-3.98</text:p>
          </table:table-cell>
          <table:table-cell table:number-columns-repeated="9"/>
        </table:table-row>
        <table:table-row table:style-name="ro2">
          <table:table-cell/>
          <table:table-cell table:formula="of:=AVERAGE([.B117:.B139])" office:value-type="float" office:value="11.247974357918" calcext:value-type="float">
            <text:p>11.247974357918</text:p>
          </table:table-cell>
          <table:table-cell table:style-name="Default" table:formula="of:=AVERAGE([.C117:.C139])" office:value-type="float" office:value="12.1714822958674" calcext:value-type="float">
            <text:p>12.1714822958674</text:p>
          </table:table-cell>
          <table:table-cell table:formula="of:=AVERAGE([.D117:.D139])" office:value-type="float" office:value="16.6252769812874" calcext:value-type="float">
            <text:p>16.6252769812874</text:p>
          </table:table-cell>
          <table:table-cell table:formula="of:=AVERAGE([.E117:.E139])" office:value-type="float" office:value="14.9312759773906" calcext:value-type="float">
            <text:p>14.9312759773906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K-means v1 vs og</text:p>
          </table:table-cell>
          <table:covered-table-cell/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v1_full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v1_NoLocal</text:p>
          </table:table-cell>
          <table:table-cell table:style-name="ce1" office:value-type="string" calcext:value-type="string">
            <text:p>og_full</text:p>
          </table:table-cell>
          <table:table-cell table:style-name="ce1" office:value-type="string" calcext:value-type="string">
            <text:p>og_noswap</text:p>
          </table:table-cell>
          <table:table-cell office:value-type="string" calcext:value-type="string">
            <text:p>og_NoLoca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1" office:value-type="float" office:value="191.03" calcext:value-type="float">
            <text:p>191.03</text:p>
          </table:table-cell>
          <table:table-cell office:value-type="float" office:value="202.96" calcext:value-type="float">
            <text:p>202.96</text:p>
          </table:table-cell>
          <table:table-cell office:value-type="float" office:value="225.72" calcext:value-type="float">
            <text:p>225.72</text:p>
          </table:table-cell>
          <table:table-cell table:style-name="ce1" office:value-type="float" office:value="219.2" calcext:value-type="float">
            <text:p>219.20</text:p>
          </table:table-cell>
          <table:table-cell table:style-name="ce1" office:value-type="float" office:value="211.59" calcext:value-type="float">
            <text:p>211.59</text:p>
          </table:table-cell>
          <table:table-cell office:value-type="float" office:value="255.43" calcext:value-type="float">
            <text:p>255.4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1" office:value-type="float" office:value="188.6" calcext:value-type="float">
            <text:p>188.60</text:p>
          </table:table-cell>
          <table:table-cell office:value-type="float" office:value="187.17" calcext:value-type="float">
            <text:p>187.17</text:p>
          </table:table-cell>
          <table:table-cell office:value-type="float" office:value="209.39" calcext:value-type="float">
            <text:p>209.39</text:p>
          </table:table-cell>
          <table:table-cell table:style-name="ce1" office:value-type="float" office:value="200.66" calcext:value-type="float">
            <text:p>200.66</text:p>
          </table:table-cell>
          <table:table-cell table:style-name="ce1" office:value-type="float" office:value="231.04" calcext:value-type="float">
            <text:p>231.04</text:p>
          </table:table-cell>
          <table:table-cell office:value-type="float" office:value="276.42" calcext:value-type="float">
            <text:p>276.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1" office:value-type="float" office:value="185.82" calcext:value-type="float">
            <text:p>185.82</text:p>
          </table:table-cell>
          <table:table-cell office:value-type="float" office:value="188.63" calcext:value-type="float">
            <text:p>188.63</text:p>
          </table:table-cell>
          <table:table-cell office:value-type="float" office:value="200.64" calcext:value-type="float">
            <text:p>200.64</text:p>
          </table:table-cell>
          <table:table-cell table:style-name="ce1" office:value-type="float" office:value="198.56" calcext:value-type="float">
            <text:p>198.56</text:p>
          </table:table-cell>
          <table:table-cell table:style-name="ce1" office:value-type="float" office:value="193.44" calcext:value-type="float">
            <text:p>193.44</text:p>
          </table:table-cell>
          <table:table-cell office:value-type="float" office:value="264.94" calcext:value-type="float">
            <text:p>264.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1" office:value-type="float" office:value="694.96" calcext:value-type="float">
            <text:p>694.96</text:p>
          </table:table-cell>
          <table:table-cell office:value-type="float" office:value="700.95" calcext:value-type="float">
            <text:p>700.95</text:p>
          </table:table-cell>
          <table:table-cell office:value-type="float" office:value="807.71" calcext:value-type="float">
            <text:p>807.71</text:p>
          </table:table-cell>
          <table:table-cell table:style-name="ce1" office:value-type="float" office:value="692.11" calcext:value-type="float">
            <text:p>692.11</text:p>
          </table:table-cell>
          <table:table-cell table:style-name="ce1" office:value-type="float" office:value="701.98" calcext:value-type="float">
            <text:p>701.98</text:p>
          </table:table-cell>
          <table:table-cell office:value-type="float" office:value="976.88" calcext:value-type="float">
            <text:p>976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1" office:value-type="float" office:value="624.33" calcext:value-type="float">
            <text:p>624.33</text:p>
          </table:table-cell>
          <table:table-cell office:value-type="float" office:value="629.61" calcext:value-type="float">
            <text:p>629.61</text:p>
          </table:table-cell>
          <table:table-cell office:value-type="float" office:value="697.03" calcext:value-type="float">
            <text:p>697.03</text:p>
          </table:table-cell>
          <table:table-cell table:style-name="ce1" office:value-type="float" office:value="692.4" calcext:value-type="float">
            <text:p>692.40</text:p>
          </table:table-cell>
          <table:table-cell table:style-name="ce1" office:value-type="float" office:value="672.66" calcext:value-type="float">
            <text:p>672.66</text:p>
          </table:table-cell>
          <table:table-cell office:value-type="float" office:value="901.03" calcext:value-type="float">
            <text:p>901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1" office:value-type="float" office:value="416.25" calcext:value-type="float">
            <text:p>416.25</text:p>
          </table:table-cell>
          <table:table-cell office:value-type="float" office:value="417.09" calcext:value-type="float">
            <text:p>417.09</text:p>
          </table:table-cell>
          <table:table-cell office:value-type="float" office:value="492.31" calcext:value-type="float">
            <text:p>492.31</text:p>
          </table:table-cell>
          <table:table-cell table:style-name="ce1" office:value-type="float" office:value="448.19" calcext:value-type="float">
            <text:p>448.19</text:p>
          </table:table-cell>
          <table:table-cell table:style-name="ce1" office:value-type="float" office:value="429.34" calcext:value-type="float">
            <text:p>429.34</text:p>
          </table:table-cell>
          <table:table-cell office:value-type="float" office:value="563.15" calcext:value-type="float">
            <text:p>56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1" office:value-type="float" office:value="314.41" calcext:value-type="float">
            <text:p>314.41</text:p>
          </table:table-cell>
          <table:table-cell office:value-type="float" office:value="313.57" calcext:value-type="float">
            <text:p>313.57</text:p>
          </table:table-cell>
          <table:table-cell office:value-type="float" office:value="378.9" calcext:value-type="float">
            <text:p>378.9</text:p>
          </table:table-cell>
          <table:table-cell table:style-name="ce1" office:value-type="float" office:value="329.9" calcext:value-type="float">
            <text:p>329.90</text:p>
          </table:table-cell>
          <table:table-cell table:style-name="ce1" office:value-type="float" office:value="326.8" calcext:value-type="float">
            <text:p>326.80</text:p>
          </table:table-cell>
          <table:table-cell office:value-type="float" office:value="482.11" calcext:value-type="float">
            <text:p>482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1" office:value-type="float" office:value="3186.02" calcext:value-type="float">
            <text:p>3186.02</text:p>
          </table:table-cell>
          <table:table-cell office:value-type="float" office:value="3051.63" calcext:value-type="float">
            <text:p>3051.63</text:p>
          </table:table-cell>
          <table:table-cell office:value-type="float" office:value="3288.45" calcext:value-type="float">
            <text:p>3288.45</text:p>
          </table:table-cell>
          <table:table-cell table:style-name="ce1" office:value-type="float" office:value="3144.43" calcext:value-type="float">
            <text:p>3144.43</text:p>
          </table:table-cell>
          <table:table-cell table:style-name="ce1" office:value-type="float" office:value="3136.46" calcext:value-type="float">
            <text:p>3136.46</text:p>
          </table:table-cell>
          <table:table-cell office:value-type="float" office:value="3853.5" calcext:value-type="float">
            <text:p>385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1" office:value-type="float" office:value="1964.49" calcext:value-type="float">
            <text:p>1964.49</text:p>
          </table:table-cell>
          <table:table-cell office:value-type="float" office:value="1932.21" calcext:value-type="float">
            <text:p>1932.21</text:p>
          </table:table-cell>
          <table:table-cell office:value-type="float" office:value="2118.71" calcext:value-type="float">
            <text:p>2118.71</text:p>
          </table:table-cell>
          <table:table-cell table:style-name="ce1" office:value-type="float" office:value="1949.26" calcext:value-type="float">
            <text:p>1949.26</text:p>
          </table:table-cell>
          <table:table-cell table:style-name="ce1" office:value-type="float" office:value="1939.12" calcext:value-type="float">
            <text:p>1939.12</text:p>
          </table:table-cell>
          <table:table-cell office:value-type="float" office:value="2566" calcext:value-type="float">
            <text:p>2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1" office:value-type="float" office:value="1500.38" calcext:value-type="float">
            <text:p>1500.38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747.09" calcext:value-type="float">
            <text:p>1747.09</text:p>
          </table:table-cell>
          <table:table-cell table:style-name="ce1" office:value-type="float" office:value="1523.75" calcext:value-type="float">
            <text:p>1523.75</text:p>
          </table:table-cell>
          <table:table-cell table:style-name="ce1" office:value-type="float" office:value="1470.63" calcext:value-type="float">
            <text:p>1470.63</text:p>
          </table:table-cell>
          <table:table-cell office:value-type="float" office:value="2089.33" calcext:value-type="float">
            <text:p>2089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1" office:value-type="float" office:value="1031.09" calcext:value-type="float">
            <text:p>1031.09</text:p>
          </table:table-cell>
          <table:table-cell office:value-type="float" office:value="1060.37" calcext:value-type="float">
            <text:p>1060.37</text:p>
          </table:table-cell>
          <table:table-cell office:value-type="float" office:value="1202.79" calcext:value-type="float">
            <text:p>1202.79</text:p>
          </table:table-cell>
          <table:table-cell table:style-name="ce1" office:value-type="float" office:value="1105.26" calcext:value-type="float">
            <text:p>1105.26</text:p>
          </table:table-cell>
          <table:table-cell table:style-name="ce1" office:value-type="float" office:value="1121.23" calcext:value-type="float">
            <text:p>1121.23</text:p>
          </table:table-cell>
          <table:table-cell office:value-type="float" office:value="1445.91" calcext:value-type="float">
            <text:p>1445.9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K-means v1 vs og full table</text:p>
          </table:table-cell>
          <table:covered-table-cell/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1_ful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v1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og_ful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og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1"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9" office:value-type="float" office:value="191.03" calcext:value-type="float">
            <text:p>191.03</text:p>
          </table:table-cell>
          <table:table-cell table:style-name="ce1" table:formula="of:=100*([.C173]-[.B173])/[.B173]" office:value-type="float" office:value="0" calcext:value-type="float">
            <text:p>0.00</text:p>
          </table:table-cell>
          <table:table-cell table:style-name="ce9" office:value-type="float" office:value="202.96" calcext:value-type="float">
            <text:p>202.96</text:p>
          </table:table-cell>
          <table:table-cell table:style-name="ce1" table:formula="of:=100*([.E173]-[.B173])/[.B173]" office:value-type="float" office:value="6.24509239386484" calcext:value-type="float">
            <text:p>6.25</text:p>
          </table:table-cell>
          <table:table-cell table:style-name="ce9" office:value-type="float" office:value="225.72" calcext:value-type="float">
            <text:p>225.72</text:p>
          </table:table-cell>
          <table:table-cell table:style-name="ce1" table:formula="of:=100*([.G173]-[.B173])/[.B173]" office:value-type="float" office:value="18.1594513950688" calcext:value-type="float">
            <text:p>18.16</text:p>
          </table:table-cell>
          <table:table-cell table:style-name="ce9" office:value-type="float" office:value="219.2" calcext:value-type="float">
            <text:p>219.20</text:p>
          </table:table-cell>
          <table:table-cell table:style-name="ce1" table:formula="of:=100*([.I173]-[.B173])/[.B173]" office:value-type="float" office:value="14.7463749149348" calcext:value-type="float">
            <text:p>14.75</text:p>
          </table:table-cell>
          <table:table-cell table:style-name="ce9" office:value-type="float" office:value="211.59" calcext:value-type="float">
            <text:p>211.59</text:p>
          </table:table-cell>
          <table:table-cell table:style-name="ce1" table:formula="of:=100*([.K173]-[.B173])/[.B173]" office:value-type="float" office:value="10.7627074281526" calcext:value-type="float">
            <text:p>10.76</text:p>
          </table:table-cell>
          <table:table-cell table:style-name="ce9" office:value-type="float" office:value="255.43" calcext:value-type="float">
            <text:p>255.43</text:p>
          </table:table-cell>
          <table:table-cell table:style-name="ce1" table:formula="of:=100*([.M173]-[.B173])/[.B173]" office:value-type="float" office:value="33.7119824111396" calcext:value-type="float">
            <text:p>33.71</text:p>
          </table:table-cell>
        </table:table-row>
        <table:table-row table:style-name="ro2">
          <table:table-cell table:style-name="ce1" office:value-type="string" calcext:value-type="string">
            <text:p>p02</text:p>
          </table:table-cell>
          <table:table-cell office:value-type="float" office:value="187.17" calcext:value-type="float">
            <text:p>187.17</text:p>
          </table:table-cell>
          <table:table-cell table:style-name="ce9" office:value-type="float" office:value="188.6" calcext:value-type="float">
            <text:p>188.60</text:p>
          </table:table-cell>
          <table:table-cell table:style-name="ce1" table:formula="of:=100*([.C174]-[.B174])/[.B174]" office:value-type="float" office:value="0.764011326601489" calcext:value-type="float">
            <text:p>0.76</text:p>
          </table:table-cell>
          <table:table-cell table:style-name="ce9" office:value-type="float" office:value="187.17" calcext:value-type="float">
            <text:p>187.17</text:p>
          </table:table-cell>
          <table:table-cell table:style-name="ce1" table:formula="of:=100*([.E174]-[.B174])/[.B174]" office:value-type="float" office:value="0" calcext:value-type="float">
            <text:p>0.00</text:p>
          </table:table-cell>
          <table:table-cell table:style-name="ce9" office:value-type="float" office:value="209.39" calcext:value-type="float">
            <text:p>209.39</text:p>
          </table:table-cell>
          <table:table-cell table:style-name="ce1" table:formula="of:=100*([.G174]-[.B174])/[.B174]" office:value-type="float" office:value="11.8715606133462" calcext:value-type="float">
            <text:p>11.87</text:p>
          </table:table-cell>
          <table:table-cell table:style-name="ce9" office:value-type="float" office:value="200.66" calcext:value-type="float">
            <text:p>200.66</text:p>
          </table:table-cell>
          <table:table-cell table:style-name="ce1" table:formula="of:=100*([.I174]-[.B174])/[.B174]" office:value-type="float" office:value="7.20735160549234" calcext:value-type="float">
            <text:p>7.21</text:p>
          </table:table-cell>
          <table:table-cell table:style-name="ce9" office:value-type="float" office:value="231.04" calcext:value-type="float">
            <text:p>231.04</text:p>
          </table:table-cell>
          <table:table-cell table:style-name="ce1" table:formula="of:=100*([.K174]-[.B174])/[.B174]" office:value-type="float" office:value="23.4385852433617" calcext:value-type="float">
            <text:p>23.44</text:p>
          </table:table-cell>
          <table:table-cell table:style-name="ce9" office:value-type="float" office:value="276.42" calcext:value-type="float">
            <text:p>276.42</text:p>
          </table:table-cell>
          <table:table-cell table:style-name="ce1" table:formula="of:=100*([.M174]-[.B174])/[.B174]" office:value-type="float" office:value="47.6839237057221" calcext:value-type="float">
            <text:p>47.68</text:p>
          </table:table-cell>
        </table:table-row>
        <table:table-row table:style-name="ro2">
          <table:table-cell table:style-name="ce1" office:value-type="string" calcext:value-type="string">
            <text:p>p03</text:p>
          </table:table-cell>
          <table:table-cell office:value-type="float" office:value="185.82" calcext:value-type="float">
            <text:p>185.82</text:p>
          </table:table-cell>
          <table:table-cell table:style-name="ce9" office:value-type="float" office:value="185.82" calcext:value-type="float">
            <text:p>185.82</text:p>
          </table:table-cell>
          <table:table-cell table:style-name="ce1" table:formula="of:=100*([.C175]-[.B175])/[.B175]" office:value-type="float" office:value="0" calcext:value-type="float">
            <text:p>0.00</text:p>
          </table:table-cell>
          <table:table-cell table:style-name="ce9" office:value-type="float" office:value="188.63" calcext:value-type="float">
            <text:p>188.63</text:p>
          </table:table-cell>
          <table:table-cell table:style-name="ce1" table:formula="of:=100*([.E175]-[.B175])/[.B175]" office:value-type="float" office:value="1.51221612312991" calcext:value-type="float">
            <text:p>1.51</text:p>
          </table:table-cell>
          <table:table-cell table:style-name="ce9" office:value-type="float" office:value="200.64" calcext:value-type="float">
            <text:p>200.64</text:p>
          </table:table-cell>
          <table:table-cell table:style-name="ce1" table:formula="of:=100*([.G175]-[.B175])/[.B175]" office:value-type="float" office:value="7.97546012269938" calcext:value-type="float">
            <text:p>7.98</text:p>
          </table:table-cell>
          <table:table-cell table:style-name="ce9" office:value-type="float" office:value="198.56" calcext:value-type="float">
            <text:p>198.56</text:p>
          </table:table-cell>
          <table:table-cell table:style-name="ce1" table:formula="of:=100*([.I175]-[.B175])/[.B175]" office:value-type="float" office:value="6.85609729846088" calcext:value-type="float">
            <text:p>6.86</text:p>
          </table:table-cell>
          <table:table-cell table:style-name="ce9" office:value-type="float" office:value="193.44" calcext:value-type="float">
            <text:p>193.44</text:p>
          </table:table-cell>
          <table:table-cell table:style-name="ce1" table:formula="of:=100*([.K175]-[.B175])/[.B175]" office:value-type="float" office:value="4.10074265418147" calcext:value-type="float">
            <text:p>4.10</text:p>
          </table:table-cell>
          <table:table-cell table:style-name="ce9" office:value-type="float" office:value="264.94" calcext:value-type="float">
            <text:p>264.94</text:p>
          </table:table-cell>
          <table:table-cell table:style-name="ce1" table:formula="of:=100*([.M175]-[.B175])/[.B175]" office:value-type="float" office:value="42.5788397373803" calcext:value-type="float">
            <text:p>42.58</text:p>
          </table:table-cell>
        </table:table-row>
        <table:table-row table:style-name="ro2">
          <table:table-cell table:style-name="ce1" office:value-type="string" calcext:value-type="string">
            <text:p>p04</text:p>
          </table:table-cell>
          <table:table-cell office:value-type="float" office:value="692.11" calcext:value-type="float">
            <text:p>692.11</text:p>
          </table:table-cell>
          <table:table-cell table:style-name="ce9" office:value-type="float" office:value="694.96" calcext:value-type="float">
            <text:p>694.96</text:p>
          </table:table-cell>
          <table:table-cell table:style-name="ce1" table:formula="of:=100*([.C176]-[.B176])/[.B176]" office:value-type="float" office:value="0.411784253948075" calcext:value-type="float">
            <text:p>0.41</text:p>
          </table:table-cell>
          <table:table-cell table:style-name="ce9" office:value-type="float" office:value="700.95" calcext:value-type="float">
            <text:p>700.95</text:p>
          </table:table-cell>
          <table:table-cell table:style-name="ce1" table:formula="of:=100*([.E176]-[.B176])/[.B176]" office:value-type="float" office:value="1.27725361575473" calcext:value-type="float">
            <text:p>1.28</text:p>
          </table:table-cell>
          <table:table-cell table:style-name="ce9" office:value-type="float" office:value="807.71" calcext:value-type="float">
            <text:p>807.71</text:p>
          </table:table-cell>
          <table:table-cell table:style-name="ce1" table:formula="of:=100*([.G176]-[.B176])/[.B176]" office:value-type="float" office:value="16.7025472829464" calcext:value-type="float">
            <text:p>16.70</text:p>
          </table:table-cell>
          <table:table-cell table:style-name="ce9" office:value-type="float" office:value="692.11" calcext:value-type="float">
            <text:p>692.11</text:p>
          </table:table-cell>
          <table:table-cell table:style-name="ce1" table:formula="of:=100*([.I176]-[.B176])/[.B176]" office:value-type="float" office:value="0" calcext:value-type="float">
            <text:p>0.00</text:p>
          </table:table-cell>
          <table:table-cell table:style-name="ce9" office:value-type="float" office:value="701.98" calcext:value-type="float">
            <text:p>701.98</text:p>
          </table:table-cell>
          <table:table-cell table:style-name="ce1" table:formula="of:=100*([.K176]-[.B176])/[.B176]" office:value-type="float" office:value="1.42607388998859" calcext:value-type="float">
            <text:p>1.43</text:p>
          </table:table-cell>
          <table:table-cell table:style-name="ce9" office:value-type="float" office:value="976.88" calcext:value-type="float">
            <text:p>976.88</text:p>
          </table:table-cell>
          <table:table-cell table:style-name="ce1" table:formula="of:=100*([.M176]-[.B176])/[.B176]" office:value-type="float" office:value="41.1451936830851" calcext:value-type="float">
            <text:p>41.15</text:p>
          </table:table-cell>
        </table:table-row>
        <table:table-row table:style-name="ro2">
          <table:table-cell table:style-name="ce1" office:value-type="string" calcext:value-type="string">
            <text:p>p05</text:p>
          </table:table-cell>
          <table:table-cell office:value-type="float" office:value="624.33" calcext:value-type="float">
            <text:p>624.33</text:p>
          </table:table-cell>
          <table:table-cell table:style-name="ce9" office:value-type="float" office:value="624.33" calcext:value-type="float">
            <text:p>624.33</text:p>
          </table:table-cell>
          <table:table-cell table:style-name="ce1" table:formula="of:=100*([.C177]-[.B177])/[.B177]" office:value-type="float" office:value="0" calcext:value-type="float">
            <text:p>0.00</text:p>
          </table:table-cell>
          <table:table-cell table:style-name="ce9" office:value-type="float" office:value="629.61" calcext:value-type="float">
            <text:p>629.61</text:p>
          </table:table-cell>
          <table:table-cell table:style-name="ce1" table:formula="of:=100*([.E177]-[.B177])/[.B177]" office:value-type="float" office:value="0.845706597472486" calcext:value-type="float">
            <text:p>0.85</text:p>
          </table:table-cell>
          <table:table-cell table:style-name="ce9" office:value-type="float" office:value="697.03" calcext:value-type="float">
            <text:p>697.03</text:p>
          </table:table-cell>
          <table:table-cell table:style-name="ce1" table:formula="of:=100*([.G177]-[.B177])/[.B177]" office:value-type="float" office:value="11.6444828856534" calcext:value-type="float">
            <text:p>11.64</text:p>
          </table:table-cell>
          <table:table-cell table:style-name="ce9" office:value-type="float" office:value="692.4" calcext:value-type="float">
            <text:p>692.40</text:p>
          </table:table-cell>
          <table:table-cell table:style-name="ce1" table:formula="of:=100*([.I177]-[.B177])/[.B177]" office:value-type="float" office:value="10.9028878958243" calcext:value-type="float">
            <text:p>10.90</text:p>
          </table:table-cell>
          <table:table-cell table:style-name="ce9" office:value-type="float" office:value="672.66" calcext:value-type="float">
            <text:p>672.66</text:p>
          </table:table-cell>
          <table:table-cell table:style-name="ce1" table:formula="of:=100*([.K177]-[.B177])/[.B177]" office:value-type="float" office:value="7.74109845754648" calcext:value-type="float">
            <text:p>7.74</text:p>
          </table:table-cell>
          <table:table-cell table:style-name="ce9" office:value-type="float" office:value="901.03" calcext:value-type="float">
            <text:p>901.03</text:p>
          </table:table-cell>
          <table:table-cell table:style-name="ce1" table:formula="of:=100*([.M177]-[.B177])/[.B177]" office:value-type="float" office:value="44.3195105152724" calcext:value-type="float">
            <text:p>44.32</text:p>
          </table:table-cell>
        </table:table-row>
        <table:table-row table:style-name="ro2">
          <table:table-cell table:style-name="ce1" office:value-type="string" calcext:value-type="string">
            <text:p>p06</text:p>
          </table:table-cell>
          <table:table-cell office:value-type="float" office:value="416.25" calcext:value-type="float">
            <text:p>416.25</text:p>
          </table:table-cell>
          <table:table-cell table:style-name="ce9" office:value-type="float" office:value="416.25" calcext:value-type="float">
            <text:p>416.25</text:p>
          </table:table-cell>
          <table:table-cell table:style-name="ce1" table:formula="of:=100*([.C178]-[.B178])/[.B178]" office:value-type="float" office:value="0" calcext:value-type="float">
            <text:p>0.00</text:p>
          </table:table-cell>
          <table:table-cell table:style-name="ce9" office:value-type="float" office:value="417.09" calcext:value-type="float">
            <text:p>417.09</text:p>
          </table:table-cell>
          <table:table-cell table:style-name="ce1" table:formula="of:=100*([.E178]-[.B178])/[.B178]" office:value-type="float" office:value="0.201801801801796" calcext:value-type="float">
            <text:p>0.20</text:p>
          </table:table-cell>
          <table:table-cell table:style-name="ce9" office:value-type="float" office:value="492.31" calcext:value-type="float">
            <text:p>492.31</text:p>
          </table:table-cell>
          <table:table-cell table:style-name="ce1" table:formula="of:=100*([.G178]-[.B178])/[.B178]" office:value-type="float" office:value="18.2726726726727" calcext:value-type="float">
            <text:p>18.27</text:p>
          </table:table-cell>
          <table:table-cell table:style-name="ce9" office:value-type="float" office:value="448.19" calcext:value-type="float">
            <text:p>448.19</text:p>
          </table:table-cell>
          <table:table-cell table:style-name="ce1" table:formula="of:=100*([.I178]-[.B178])/[.B178]" office:value-type="float" office:value="7.67327327327327" calcext:value-type="float">
            <text:p>7.67</text:p>
          </table:table-cell>
          <table:table-cell table:style-name="ce9" office:value-type="float" office:value="429.34" calcext:value-type="float">
            <text:p>429.34</text:p>
          </table:table-cell>
          <table:table-cell table:style-name="ce1" table:formula="of:=100*([.K178]-[.B178])/[.B178]" office:value-type="float" office:value="3.14474474474474" calcext:value-type="float">
            <text:p>3.14</text:p>
          </table:table-cell>
          <table:table-cell table:style-name="ce9" office:value-type="float" office:value="563.15" calcext:value-type="float">
            <text:p>563.15</text:p>
          </table:table-cell>
          <table:table-cell table:style-name="ce1" table:formula="of:=100*([.M178]-[.B178])/[.B178]" office:value-type="float" office:value="35.2912912912913" calcext:value-type="float">
            <text:p>35.29</text:p>
          </table:table-cell>
        </table:table-row>
        <table:table-row table:style-name="ro2">
          <table:table-cell table:style-name="ce1"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table:style-name="ce9" office:value-type="float" office:value="314.41" calcext:value-type="float">
            <text:p>314.41</text:p>
          </table:table-cell>
          <table:table-cell table:style-name="ce1" table:formula="of:=100*([.C179]-[.B179])/[.B179]" office:value-type="float" office:value="0.267882769397593" calcext:value-type="float">
            <text:p>0.27</text:p>
          </table:table-cell>
          <table:table-cell table:style-name="ce9" office:value-type="float" office:value="313.57" calcext:value-type="float">
            <text:p>313.57</text:p>
          </table:table-cell>
          <table:table-cell table:style-name="ce1" table:formula="of:=100*([.E179]-[.B179])/[.B179]" office:value-type="float" office:value="0" calcext:value-type="float">
            <text:p>0.00</text:p>
          </table:table-cell>
          <table:table-cell table:style-name="ce9" office:value-type="float" office:value="378.9" calcext:value-type="float">
            <text:p>378.90</text:p>
          </table:table-cell>
          <table:table-cell table:style-name="ce1" table:formula="of:=100*([.G179]-[.B179])/[.B179]" office:value-type="float" office:value="20.8342634818382" calcext:value-type="float">
            <text:p>20.83</text:p>
          </table:table-cell>
          <table:table-cell table:style-name="ce9" office:value-type="float" office:value="329.9" calcext:value-type="float">
            <text:p>329.90</text:p>
          </table:table-cell>
          <table:table-cell table:style-name="ce1" table:formula="of:=100*([.I179]-[.B179])/[.B179]" office:value-type="float" office:value="5.20776860031253" calcext:value-type="float">
            <text:p>5.21</text:p>
          </table:table-cell>
          <table:table-cell table:style-name="ce9" office:value-type="float" office:value="326.8" calcext:value-type="float">
            <text:p>326.80</text:p>
          </table:table-cell>
          <table:table-cell table:style-name="ce1" table:formula="of:=100*([.K179]-[.B179])/[.B179]" office:value-type="float" office:value="4.21915361801193" calcext:value-type="float">
            <text:p>4.22</text:p>
          </table:table-cell>
          <table:table-cell table:style-name="ce9" office:value-type="float" office:value="482.11" calcext:value-type="float">
            <text:p>482.11</text:p>
          </table:table-cell>
          <table:table-cell table:style-name="ce1" table:formula="of:=100*([.M179]-[.B179])/[.B179]" office:value-type="float" office:value="53.7487642312721" calcext:value-type="float">
            <text:p>53.75</text:p>
          </table:table-cell>
        </table:table-row>
        <table:table-row table:style-name="ro2">
          <table:table-cell table:style-name="ce1" office:value-type="string" calcext:value-type="string">
            <text:p>p08</text:p>
          </table:table-cell>
          <table:table-cell office:value-type="float" office:value="3051.63" calcext:value-type="float">
            <text:p>3051.63</text:p>
          </table:table-cell>
          <table:table-cell table:style-name="ce9" office:value-type="float" office:value="3186.02" calcext:value-type="float">
            <text:p>3186.02</text:p>
          </table:table-cell>
          <table:table-cell table:style-name="ce1" table:formula="of:=100*([.C180]-[.B180])/[.B180]" office:value-type="float" office:value="4.40387596137146" calcext:value-type="float">
            <text:p>4.40</text:p>
          </table:table-cell>
          <table:table-cell table:style-name="ce9" office:value-type="float" office:value="3051.63" calcext:value-type="float">
            <text:p>3051.63</text:p>
          </table:table-cell>
          <table:table-cell table:style-name="ce1" table:formula="of:=100*([.E180]-[.B180])/[.B180]" office:value-type="float" office:value="0" calcext:value-type="float">
            <text:p>0.00</text:p>
          </table:table-cell>
          <table:table-cell table:style-name="ce9" office:value-type="float" office:value="3288.45" calcext:value-type="float">
            <text:p>3288.45</text:p>
          </table:table-cell>
          <table:table-cell table:style-name="ce1" table:formula="of:=100*([.G180]-[.B180])/[.B180]" office:value-type="float" office:value="7.76044277976032" calcext:value-type="float">
            <text:p>7.76</text:p>
          </table:table-cell>
          <table:table-cell table:style-name="ce9" office:value-type="float" office:value="3144.43" calcext:value-type="float">
            <text:p>3144.43</text:p>
          </table:table-cell>
          <table:table-cell table:style-name="ce1" table:formula="of:=100*([.I180]-[.B180])/[.B180]" office:value-type="float" office:value="3.04099776185185" calcext:value-type="float">
            <text:p>3.04</text:p>
          </table:table-cell>
          <table:table-cell table:style-name="ce9" office:value-type="float" office:value="3136.46" calcext:value-type="float">
            <text:p>3136.46</text:p>
          </table:table-cell>
          <table:table-cell table:style-name="ce1" table:formula="of:=100*([.K180]-[.B180])/[.B180]" office:value-type="float" office:value="2.77982586355488" calcext:value-type="float">
            <text:p>2.78</text:p>
          </table:table-cell>
          <table:table-cell table:style-name="ce9" office:value-type="float" office:value="3853.5" calcext:value-type="float">
            <text:p>3853.50</text:p>
          </table:table-cell>
          <table:table-cell table:style-name="ce1" table:formula="of:=100*([.M180]-[.B180])/[.B180]" office:value-type="float" office:value="26.2767766734499" calcext:value-type="float">
            <text:p>26.28</text:p>
          </table:table-cell>
        </table:table-row>
        <table:table-row table:style-name="ro2">
          <table:table-cell table:style-name="ce1" office:value-type="string" calcext:value-type="string">
            <text:p>p09</text:p>
          </table:table-cell>
          <table:table-cell office:value-type="float" office:value="1932.21" calcext:value-type="float">
            <text:p>1932.21</text:p>
          </table:table-cell>
          <table:table-cell table:style-name="ce9" office:value-type="float" office:value="1964.49" calcext:value-type="float">
            <text:p>1964.49</text:p>
          </table:table-cell>
          <table:table-cell table:style-name="ce1" table:formula="of:=100*([.C181]-[.B181])/[.B181]" office:value-type="float" office:value="1.67062586364836" calcext:value-type="float">
            <text:p>1.67</text:p>
          </table:table-cell>
          <table:table-cell table:style-name="ce9" office:value-type="float" office:value="1932.21" calcext:value-type="float">
            <text:p>1932.21</text:p>
          </table:table-cell>
          <table:table-cell table:style-name="ce1" table:formula="of:=100*([.E181]-[.B181])/[.B181]" office:value-type="float" office:value="0" calcext:value-type="float">
            <text:p>0.00</text:p>
          </table:table-cell>
          <table:table-cell table:style-name="ce9" office:value-type="float" office:value="2118.71" calcext:value-type="float">
            <text:p>2118.71</text:p>
          </table:table-cell>
          <table:table-cell table:style-name="ce1" table:formula="of:=100*([.G181]-[.B181])/[.B181]" office:value-type="float" office:value="9.6521599619089" calcext:value-type="float">
            <text:p>9.65</text:p>
          </table:table-cell>
          <table:table-cell table:style-name="ce9" office:value-type="float" office:value="1949.26" calcext:value-type="float">
            <text:p>1949.26</text:p>
          </table:table-cell>
          <table:table-cell table:style-name="ce1" table:formula="of:=100*([.I181]-[.B181])/[.B181]" office:value-type="float" office:value="0.882409261933224" calcext:value-type="float">
            <text:p>0.88</text:p>
          </table:table-cell>
          <table:table-cell table:style-name="ce9" office:value-type="float" office:value="1939.12" calcext:value-type="float">
            <text:p>1939.12</text:p>
          </table:table-cell>
          <table:table-cell table:style-name="ce1" table:formula="of:=100*([.K181]-[.B181])/[.B181]" office:value-type="float" office:value="0.357621583575277" calcext:value-type="float">
            <text:p>0.36</text:p>
          </table:table-cell>
          <table:table-cell table:style-name="ce9" office:value-type="float" office:value="2566" calcext:value-type="float">
            <text:p>2566.00</text:p>
          </table:table-cell>
          <table:table-cell table:style-name="ce1" table:formula="of:=100*([.M181]-[.B181])/[.B181]" office:value-type="float" office:value="32.8013000657278" calcext:value-type="float">
            <text:p>32.80</text:p>
          </table:table-cell>
        </table:table-row>
        <table:table-row table:style-name="ro2">
          <table:table-cell table:style-name="ce1" office:value-type="string" calcext:value-type="string">
            <text:p>p10</text:p>
          </table:table-cell>
          <table:table-cell office:value-type="float" office:value="1463.63" calcext:value-type="float">
            <text:p>1463.63</text:p>
          </table:table-cell>
          <table:table-cell table:style-name="ce9" office:value-type="float" office:value="1500.38" calcext:value-type="float">
            <text:p>1500.38</text:p>
          </table:table-cell>
          <table:table-cell table:style-name="ce1" table:formula="of:=100*([.C182]-[.B182])/[.B182]" office:value-type="float" office:value="2.51088048208905" calcext:value-type="float">
            <text:p>2.51</text:p>
          </table:table-cell>
          <table:table-cell table:style-name="ce9" office:value-type="float" office:value="1463.63" calcext:value-type="float">
            <text:p>1463.63</text:p>
          </table:table-cell>
          <table:table-cell table:style-name="ce1" table:formula="of:=100*([.E182]-[.B182])/[.B182]" office:value-type="float" office:value="0" calcext:value-type="float">
            <text:p>0.00</text:p>
          </table:table-cell>
          <table:table-cell table:style-name="ce9" office:value-type="float" office:value="1747.09" calcext:value-type="float">
            <text:p>1747.09</text:p>
          </table:table-cell>
          <table:table-cell table:style-name="ce1" table:formula="of:=100*([.G182]-[.B182])/[.B182]" office:value-type="float" office:value="19.3669165021214" calcext:value-type="float">
            <text:p>19.37</text:p>
          </table:table-cell>
          <table:table-cell table:style-name="ce9" office:value-type="float" office:value="1523.75" calcext:value-type="float">
            <text:p>1523.75</text:p>
          </table:table-cell>
          <table:table-cell table:style-name="ce1" table:formula="of:=100*([.I182]-[.B182])/[.B182]" office:value-type="float" office:value="4.10759549886241" calcext:value-type="float">
            <text:p>4.11</text:p>
          </table:table-cell>
          <table:table-cell table:style-name="ce9" office:value-type="float" office:value="1470.63" calcext:value-type="float">
            <text:p>1470.63</text:p>
          </table:table-cell>
          <table:table-cell table:style-name="ce1" table:formula="of:=100*([.K182]-[.B182])/[.B182]" office:value-type="float" office:value="0.478262948969343" calcext:value-type="float">
            <text:p>0.48</text:p>
          </table:table-cell>
          <table:table-cell table:style-name="ce9" office:value-type="float" office:value="2089.33" calcext:value-type="float">
            <text:p>2089.33</text:p>
          </table:table-cell>
          <table:table-cell table:style-name="ce1" table:formula="of:=100*([.M182]-[.B182])/[.B182]" office:value-type="float" office:value="42.7498753100169" calcext:value-type="float">
            <text:p>42.75</text:p>
          </table:table-cell>
        </table:table-row>
        <table:table-row table:style-name="ro2">
          <table:table-cell table:style-name="ce1" office:value-type="string" calcext:value-type="string">
            <text:p>p11</text:p>
          </table:table-cell>
          <table:table-cell office:value-type="float" office:value="1031.09" calcext:value-type="float">
            <text:p>1031.09</text:p>
          </table:table-cell>
          <table:table-cell table:style-name="ce9" office:value-type="float" office:value="1031.09" calcext:value-type="float">
            <text:p>1031.09</text:p>
          </table:table-cell>
          <table:table-cell table:style-name="ce1" table:formula="of:=100*([.C183]-[.B183])/[.B183]" office:value-type="float" office:value="0" calcext:value-type="float">
            <text:p>0.00</text:p>
          </table:table-cell>
          <table:table-cell table:style-name="ce9" office:value-type="float" office:value="1060.37" calcext:value-type="float">
            <text:p>1060.37</text:p>
          </table:table-cell>
          <table:table-cell table:style-name="ce1" table:formula="of:=100*([.E183]-[.B183])/[.B183]" office:value-type="float" office:value="2.83971331309585" calcext:value-type="float">
            <text:p>2.84</text:p>
          </table:table-cell>
          <table:table-cell table:style-name="ce9" office:value-type="float" office:value="1202.79" calcext:value-type="float">
            <text:p>1202.79</text:p>
          </table:table-cell>
          <table:table-cell table:style-name="ce1" table:formula="of:=100*([.G183]-[.B183])/[.B183]" office:value-type="float" office:value="16.6522805962622" calcext:value-type="float">
            <text:p>16.65</text:p>
          </table:table-cell>
          <table:table-cell table:style-name="ce9" office:value-type="float" office:value="1105.26" calcext:value-type="float">
            <text:p>1105.26</text:p>
          </table:table-cell>
          <table:table-cell table:style-name="ce1" table:formula="of:=100*([.I183]-[.B183])/[.B183]" office:value-type="float" office:value="7.19335848471036" calcext:value-type="float">
            <text:p>7.19</text:p>
          </table:table-cell>
          <table:table-cell table:style-name="ce9" office:value-type="float" office:value="1121.23" calcext:value-type="float">
            <text:p>1121.23</text:p>
          </table:table-cell>
          <table:table-cell table:style-name="ce1" table:formula="of:=100*([.K183]-[.B183])/[.B183]" office:value-type="float" office:value="8.74220485117692" calcext:value-type="float">
            <text:p>8.74</text:p>
          </table:table-cell>
          <table:table-cell table:style-name="ce9" office:value-type="float" office:value="1445.91" calcext:value-type="float">
            <text:p>1445.91</text:p>
          </table:table-cell>
          <table:table-cell table:style-name="ce1" table:formula="of:=100*([.M183]-[.B183])/[.B183]" office:value-type="float" office:value="40.2312116304106" calcext:value-type="float">
            <text:p>40.23</text:p>
          </table:table-cell>
        </table:table-row>
        <table:table-row table:style-name="ro1">
          <table:table-cell/>
          <table:table-cell table:formula="of:=AVERAGE([.B173:.B183])" office:value-type="float" office:value="917.167272727273" calcext:value-type="float">
            <text:p>917.167272727273</text:p>
          </table:table-cell>
          <table:table-cell table:style-name="Default" table:formula="of:=AVERAGE([.C173:.C183])" office:value-type="float" office:value="936.125454545455" calcext:value-type="float">
            <text:p>936.125454545455</text:p>
          </table:table-cell>
          <table:table-cell table:formula="of:=AVERAGE([.D173:.D183])" office:value-type="float" office:value="0.911732787005093" calcext:value-type="float">
            <text:p>0.911732787005093</text:p>
          </table:table-cell>
          <table:table-cell table:formula="of:=AVERAGE([.E173:.E183])" office:value-type="float" office:value="922.529090909091" calcext:value-type="float">
            <text:p>922.529090909091</text:p>
          </table:table-cell>
          <table:table-cell table:formula="of:=AVERAGE([.F173:.F183])" office:value-type="float" office:value="1.1747076222836" calcext:value-type="float">
            <text:p>1.1747076222836</text:p>
          </table:table-cell>
          <table:table-cell table:formula="of:=AVERAGE([.G173:.G183])" office:value-type="float" office:value="1033.52181818182" calcext:value-type="float">
            <text:p>1033.52181818182</text:p>
          </table:table-cell>
          <table:table-cell table:formula="of:=AVERAGE([.H173:.H183])" office:value-type="float" office:value="14.4447489358434" calcext:value-type="float">
            <text:p>14.4447489358434</text:p>
          </table:table-cell>
          <table:table-cell table:formula="of:=AVERAGE([.I173:.I183])" office:value-type="float" office:value="954.883636363636" calcext:value-type="float">
            <text:p>954.883636363636</text:p>
          </table:table-cell>
          <table:table-cell table:formula="of:=AVERAGE([.J173:.J183])" office:value-type="float" office:value="6.16528314505963" calcext:value-type="float">
            <text:p>6.16528314505963</text:p>
          </table:table-cell>
          <table:table-cell table:formula="of:=AVERAGE([.K173:.K183])" office:value-type="float" office:value="948.571818181818" calcext:value-type="float">
            <text:p>948.571818181818</text:p>
          </table:table-cell>
          <table:table-cell table:formula="of:=AVERAGE([.L173:.L183])" office:value-type="float" office:value="6.1082746621149" calcext:value-type="float">
            <text:p>6.1082746621149</text:p>
          </table:table-cell>
          <table:table-cell table:formula="of:=AVERAGE([.M173:.M183])" office:value-type="float" office:value="1243.15454545455" calcext:value-type="float">
            <text:p>1243.15454545455</text:p>
          </table:table-cell>
          <table:table-cell table:formula="of:=AVERAGE([.N173:.N183])" office:value-type="float" office:value="40.0489699322516" calcext:value-type="float">
            <text:p>40.048969932251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spanned="2" table:number-rows-spanned="1"/>
          <table:covered-table-cell/>
          <table:table-cell table:style-name="Default"/>
          <table:table-cell table:number-columns-repeated="11"/>
        </table:table-row>
        <table:table-row table:style-name="ro1" table:number-rows-repeated="15">
          <table:table-cell table:style-name="ce1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Proximity v1 vs original</text:p>
          </table:table-cell>
          <table:covered-table-cell/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v1_full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v1_NoLocal</text:p>
          </table:table-cell>
          <table:table-cell table:style-name="ce1" office:value-type="string" calcext:value-type="string">
            <text:p>og_full</text:p>
          </table:table-cell>
          <table:table-cell table:style-name="ce1" office:value-type="string" calcext:value-type="string">
            <text:p>og_noswap</text:p>
          </table:table-cell>
          <table:table-cell office:value-type="string" calcext:value-type="string">
            <text:p>og_NoLoca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8" office:value-type="float" office:value="217.42" calcext:value-type="float">
            <text:p>217.42</text:p>
          </table:table-cell>
          <table:table-cell table:style-name="ce8" office:value-type="float" office:value="215.15" calcext:value-type="float">
            <text:p>215.15</text:p>
          </table:table-cell>
          <table:table-cell table:style-name="ce8" office:value-type="float" office:value="334.04" calcext:value-type="float">
            <text:p>334.04</text:p>
          </table:table-cell>
          <table:table-cell table:style-name="ce8" office:value-type="float" office:value="243.72" calcext:value-type="float">
            <text:p>243.72</text:p>
          </table:table-cell>
          <table:table-cell table:style-name="ce8" office:value-type="float" office:value="232.34" calcext:value-type="float">
            <text:p>232.34</text:p>
          </table:table-cell>
          <table:table-cell table:style-name="ce8" office:value-type="float" office:value="356.47" calcext:value-type="float">
            <text:p>356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8" office:value-type="float" office:value="219.2" calcext:value-type="float">
            <text:p>219.2</text:p>
          </table:table-cell>
          <table:table-cell table:style-name="ce8" office:value-type="float" office:value="218.4" calcext:value-type="float">
            <text:p>218.4</text:p>
          </table:table-cell>
          <table:table-cell table:style-name="ce8" office:value-type="float" office:value="308.83" calcext:value-type="float">
            <text:p>308.83</text:p>
          </table:table-cell>
          <table:table-cell table:style-name="ce8" office:value-type="float" office:value="243.72" calcext:value-type="float">
            <text:p>243.72</text:p>
          </table:table-cell>
          <table:table-cell table:style-name="ce8" office:value-type="float" office:value="221.55" calcext:value-type="float">
            <text:p>221.55</text:p>
          </table:table-cell>
          <table:table-cell table:style-name="ce8" office:value-type="float" office:value="372.28" calcext:value-type="float">
            <text:p>372.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8" office:value-type="float" office:value="214.84" calcext:value-type="float">
            <text:p>214.84</text:p>
          </table:table-cell>
          <table:table-cell table:style-name="ce8" office:value-type="float" office:value="202.43" calcext:value-type="float">
            <text:p>202.43</text:p>
          </table:table-cell>
          <table:table-cell table:style-name="ce8" office:value-type="float" office:value="253.18" calcext:value-type="float">
            <text:p>253.18</text:p>
          </table:table-cell>
          <table:table-cell table:style-name="ce8" office:value-type="float" office:value="277.5" calcext:value-type="float">
            <text:p>277.5</text:p>
          </table:table-cell>
          <table:table-cell table:style-name="ce8" office:value-type="float" office:value="218.73" calcext:value-type="float">
            <text:p>218.73</text:p>
          </table:table-cell>
          <table:table-cell table:style-name="ce8" office:value-type="float" office:value="347.94" calcext:value-type="float">
            <text:p>347.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8" office:value-type="float" office:value="668.81" calcext:value-type="float">
            <text:p>668.81</text:p>
          </table:table-cell>
          <table:table-cell table:style-name="ce8" office:value-type="float" office:value="711.8" calcext:value-type="float">
            <text:p>711.8</text:p>
          </table:table-cell>
          <table:table-cell table:style-name="ce8" office:value-type="float" office:value="779.34" calcext:value-type="float">
            <text:p>779.34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740.45" calcext:value-type="float">
            <text:p>740.45</text:p>
          </table:table-cell>
          <table:table-cell table:style-name="ce8" office:value-type="float" office:value="924.31" calcext:value-type="float">
            <text:p>924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8" office:value-type="float" office:value="630.78" calcext:value-type="float">
            <text:p>630.78</text:p>
          </table:table-cell>
          <table:table-cell table:style-name="ce8" office:value-type="float" office:value="655.4" calcext:value-type="float">
            <text:p>655.4</text:p>
          </table:table-cell>
          <table:table-cell table:style-name="ce8" office:value-type="float" office:value="726.62" calcext:value-type="float">
            <text:p>726.62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713.39" calcext:value-type="float">
            <text:p>713.39</text:p>
          </table:table-cell>
          <table:table-cell table:style-name="ce8" office:value-type="float" office:value="874.8" calcext:value-type="float">
            <text:p>87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8" office:value-type="float" office:value="435.42" calcext:value-type="float">
            <text:p>435.42</text:p>
          </table:table-cell>
          <table:table-cell table:style-name="ce8" office:value-type="float" office:value="431.32" calcext:value-type="float">
            <text:p>431.32</text:p>
          </table:table-cell>
          <table:table-cell table:style-name="ce8" office:value-type="float" office:value="650.32" calcext:value-type="float">
            <text:p>650.32</text:p>
          </table:table-cell>
          <table:table-cell table:style-name="ce8" office:value-type="float" office:value="481.2" calcext:value-type="float">
            <text:p>481.2</text:p>
          </table:table-cell>
          <table:table-cell table:style-name="ce8" office:value-type="float" office:value="471.61" calcext:value-type="float">
            <text:p>471.61</text:p>
          </table:table-cell>
          <table:table-cell table:style-name="ce8" office:value-type="float" office:value="751.05" calcext:value-type="float">
            <text:p>751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8" office:value-type="float" office:value="309.48" calcext:value-type="float">
            <text:p>309.48</text:p>
          </table:table-cell>
          <table:table-cell table:style-name="ce8" office:value-type="float" office:value="349.19" calcext:value-type="float">
            <text:p>349.19</text:p>
          </table:table-cell>
          <table:table-cell table:style-name="ce8" office:value-type="float" office:value="350.77" calcext:value-type="float">
            <text:p>350.77</text:p>
          </table:table-cell>
          <table:table-cell table:style-name="ce8" office:value-type="float" office:value="322.29" calcext:value-type="float">
            <text:p>322.29</text:p>
          </table:table-cell>
          <table:table-cell table:style-name="ce8" office:value-type="float" office:value="359.18" calcext:value-type="float">
            <text:p>359.18</text:p>
          </table:table-cell>
          <table:table-cell table:style-name="ce8" office:value-type="float" office:value="589.22" calcext:value-type="float">
            <text:p>589.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8" office:value-type="float" office:value="3333.93" calcext:value-type="float">
            <text:p>3333.93</text:p>
          </table:table-cell>
          <table:table-cell table:style-name="ce8" office:value-type="float" office:value="3079.58" calcext:value-type="float">
            <text:p>3079.58</text:p>
          </table:table-cell>
          <table:table-cell table:style-name="ce8" office:value-type="float" office:value="3321.63" calcext:value-type="float">
            <text:p>3321.63</text:p>
          </table:table-cell>
          <table:table-cell table:style-name="ce8" office:value-type="float" office:value="3448.84" calcext:value-type="float">
            <text:p>3448.84</text:p>
          </table:table-cell>
          <table:table-cell table:style-name="ce8" office:value-type="float" office:value="3380.67" calcext:value-type="float">
            <text:p>3380.67</text:p>
          </table:table-cell>
          <table:table-cell table:style-name="ce8" office:value-type="float" office:value="4009.1" calcext:value-type="float">
            <text:p>400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8" office:value-type="float" office:value="1917.82" calcext:value-type="float">
            <text:p>1917.82</text:p>
          </table:table-cell>
          <table:table-cell table:style-name="ce8" office:value-type="float" office:value="2102.98" calcext:value-type="float">
            <text:p>2102.98</text:p>
          </table:table-cell>
          <table:table-cell table:style-name="ce8" office:value-type="float" office:value="2429.24" calcext:value-type="float">
            <text:p>2429.24</text:p>
          </table:table-cell>
          <table:table-cell table:style-name="ce8" office:value-type="float" office:value="2201.39" calcext:value-type="float">
            <text:p>2201.39</text:p>
          </table:table-cell>
          <table:table-cell table:style-name="ce8" office:value-type="float" office:value="2157.1" calcext:value-type="float">
            <text:p>2157.1</text:p>
          </table:table-cell>
          <table:table-cell table:style-name="ce8" office:value-type="float" office:value="2732.05" calcext:value-type="float">
            <text:p>273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8" office:value-type="float" office:value="1493.13" calcext:value-type="float">
            <text:p>1493.13</text:p>
          </table:table-cell>
          <table:table-cell table:style-name="ce8" office:value-type="float" office:value="1525.37" calcext:value-type="float">
            <text:p>1525.37</text:p>
          </table:table-cell>
          <table:table-cell table:style-name="ce8" office:value-type="float" office:value="1864.23" calcext:value-type="float">
            <text:p>1864.23</text:p>
          </table:table-cell>
          <table:table-cell table:style-name="ce8" office:value-type="float" office:value="1630.94" calcext:value-type="float">
            <text:p>1630.94</text:p>
          </table:table-cell>
          <table:table-cell table:style-name="ce8" office:value-type="float" office:value="1614.27" calcext:value-type="float">
            <text:p>1614.27</text:p>
          </table:table-cell>
          <table:table-cell table:style-name="ce8" office:value-type="float" office:value="2437.73" calcext:value-type="float">
            <text:p>2437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8" office:value-type="float" office:value="1145.75" calcext:value-type="float">
            <text:p>1145.75</text:p>
          </table:table-cell>
          <table:table-cell table:style-name="ce8" office:value-type="float" office:value="1101.33" calcext:value-type="float">
            <text:p>1101.33</text:p>
          </table:table-cell>
          <table:table-cell table:style-name="ce8" office:value-type="float" office:value="1239.36" calcext:value-type="float">
            <text:p>1239.36</text:p>
          </table:table-cell>
          <table:table-cell table:style-name="ce8" office:value-type="float" office:value="1211.33" calcext:value-type="float">
            <text:p>1211.33</text:p>
          </table:table-cell>
          <table:table-cell table:style-name="ce8" office:value-type="float" office:value="1096.74" calcext:value-type="float">
            <text:p>1096.74</text:p>
          </table:table-cell>
          <table:table-cell table:style-name="ce8" office:value-type="float" office:value="1583.09" calcext:value-type="float">
            <text:p>1583.09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Proximity v1 vs og full table</text:p>
          </table:table-cell>
          <table:covered-table-cell/>
          <table:covered-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1_ful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v1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og_full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og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1" office:value-type="float" office:value="215.15" calcext:value-type="float">
            <text:p>215.15</text:p>
          </table:table-cell>
          <table:table-cell office:value-type="float" office:value="217.42" calcext:value-type="float">
            <text:p>217.42</text:p>
          </table:table-cell>
          <table:table-cell table:style-name="ce1" table:formula="of:=100*([.C219]-[.B219])/[.B219]" office:value-type="float" office:value="1.05507785266093" calcext:value-type="float">
            <text:p>1.0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1" table:formula="of:=100*([.E219]-[.B219])/[.B219]" office:value-type="float" office:value="0" calcext:value-type="float">
            <text:p>0.00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1" table:formula="of:=100*([.G219]-[.B219])/[.B219]" office:value-type="float" office:value="55.2591215431095" calcext:value-type="float">
            <text:p>55.26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I219]-[.B219])/[.B219]" office:value-type="float" office:value="13.2791075993493" calcext:value-type="float">
            <text:p>13.28</text:p>
          </table:table-cell>
          <table:table-cell table:style-name="ce1" office:value-type="float" office:value="232.34" calcext:value-type="float">
            <text:p>232.34</text:p>
          </table:table-cell>
          <table:table-cell table:style-name="ce1" table:formula="of:=100*([.K219]-[.B219])/[.B219]" office:value-type="float" office:value="7.98977457587729" calcext:value-type="float">
            <text:p>7.99</text:p>
          </table:table-cell>
          <table:table-cell table:style-name="ce1" office:value-type="float" office:value="356.47" calcext:value-type="float">
            <text:p>356.47</text:p>
          </table:table-cell>
          <table:table-cell table:style-name="ce1" table:formula="of:=100*([.M219]-[.B219])/[.B219]" office:value-type="float" office:value="65.6844062282129" calcext:value-type="float">
            <text:p>65.68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1" office:value-type="float" office:value="218.4" calcext:value-type="float">
            <text:p>218.40</text:p>
          </table:table-cell>
          <table:table-cell office:value-type="float" office:value="219.2" calcext:value-type="float">
            <text:p>219.20</text:p>
          </table:table-cell>
          <table:table-cell table:style-name="ce1" table:formula="of:=100*([.C220]-[.B220])/[.B220]" office:value-type="float" office:value="0.366300366300359" calcext:value-type="float">
            <text:p>0.37</text:p>
          </table:table-cell>
          <table:table-cell table:style-name="ce1" office:value-type="float" office:value="218.4" calcext:value-type="float">
            <text:p>218.40</text:p>
          </table:table-cell>
          <table:table-cell table:style-name="ce1" table:formula="of:=100*([.E220]-[.B220])/[.B220]" office:value-type="float" office:value="0" calcext:value-type="float">
            <text:p>0.00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1" table:formula="of:=100*([.G220]-[.B220])/[.B220]" office:value-type="float" office:value="41.4056776556777" calcext:value-type="float">
            <text:p>41.41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I220]-[.B220])/[.B220]" office:value-type="float" office:value="11.5934065934066" calcext:value-type="float">
            <text:p>11.59</text:p>
          </table:table-cell>
          <table:table-cell table:style-name="ce1" office:value-type="float" office:value="221.55" calcext:value-type="float">
            <text:p>221.55</text:p>
          </table:table-cell>
          <table:table-cell table:style-name="ce1" table:formula="of:=100*([.K220]-[.B220])/[.B220]" office:value-type="float" office:value="1.4423076923077" calcext:value-type="float">
            <text:p>1.44</text:p>
          </table:table-cell>
          <table:table-cell table:style-name="ce1" office:value-type="float" office:value="372.28" calcext:value-type="float">
            <text:p>372.28</text:p>
          </table:table-cell>
          <table:table-cell table:style-name="ce1" table:formula="of:=100*([.M220]-[.B220])/[.B220]" office:value-type="float" office:value="70.4578754578755" calcext:value-type="float">
            <text:p>70.46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1" office:value-type="float" office:value="202.43" calcext:value-type="float">
            <text:p>202.43</text:p>
          </table:table-cell>
          <table:table-cell office:value-type="float" office:value="214.84" calcext:value-type="float">
            <text:p>214.84</text:p>
          </table:table-cell>
          <table:table-cell table:style-name="ce1" table:formula="of:=100*([.C221]-[.B221])/[.B221]" office:value-type="float" office:value="6.13051425184014" calcext:value-type="float">
            <text:p>6.13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1" table:formula="of:=100*([.E221]-[.B221])/[.B221]" office:value-type="float" office:value="0" calcext:value-type="float">
            <text:p>0.00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1" table:formula="of:=100*([.G221]-[.B221])/[.B221]" office:value-type="float" office:value="25.0703947043422" calcext:value-type="float">
            <text:p>25.07</text:p>
          </table:table-cell>
          <table:table-cell table:style-name="ce1" office:value-type="float" office:value="277.5" calcext:value-type="float">
            <text:p>277.50</text:p>
          </table:table-cell>
          <table:table-cell table:style-name="ce1" table:formula="of:=100*([.I221]-[.B221])/[.B221]" office:value-type="float" office:value="37.0844242454182" calcext:value-type="float">
            <text:p>37.08</text:p>
          </table:table-cell>
          <table:table-cell table:style-name="ce1" office:value-type="float" office:value="218.73" calcext:value-type="float">
            <text:p>218.73</text:p>
          </table:table-cell>
          <table:table-cell table:style-name="ce1" table:formula="of:=100*([.K221]-[.B221])/[.B221]" office:value-type="float" office:value="8.05216618090203" calcext:value-type="float">
            <text:p>8.05</text:p>
          </table:table-cell>
          <table:table-cell table:style-name="ce1" office:value-type="float" office:value="347.94" calcext:value-type="float">
            <text:p>347.94</text:p>
          </table:table-cell>
          <table:table-cell table:style-name="ce1" table:formula="of:=100*([.M221]-[.B221])/[.B221]" office:value-type="float" office:value="71.88163809712" calcext:value-type="float">
            <text:p>71.88</text:p>
          </table:table-cell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1" office:value-type="float" office:value="668.81" calcext:value-type="float">
            <text:p>668.81</text:p>
          </table:table-cell>
          <table:table-cell office:value-type="float" office:value="668.81" calcext:value-type="float">
            <text:p>668.81</text:p>
          </table:table-cell>
          <table:table-cell table:style-name="ce1" table:formula="of:=100*([.C222]-[.B222])/[.B222]" office:value-type="float" office:value="0" calcext:value-type="float">
            <text:p>0.00</text:p>
          </table:table-cell>
          <table:table-cell table:style-name="ce1" office:value-type="float" office:value="711.8" calcext:value-type="float">
            <text:p>711.80</text:p>
          </table:table-cell>
          <table:table-cell table:style-name="ce1" table:formula="of:=100*([.E222]-[.B222])/[.B222]" office:value-type="float" office:value="6.42783451204378" calcext:value-type="float">
            <text:p>6.43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1" table:formula="of:=100*([.G222]-[.B222])/[.B222]" office:value-type="float" office:value="16.5263677277553" calcext:value-type="float">
            <text:p>16.53</text:p>
          </table:table-cell>
          <table:table-cell table:style-name="ce1" office:value-type="float" office:value="711" calcext:value-type="float">
            <text:p>711.00</text:p>
          </table:table-cell>
          <table:table-cell table:style-name="ce1" table:formula="of:=100*([.I222]-[.B222])/[.B222]" office:value-type="float" office:value="6.30821907567172" calcext:value-type="float">
            <text:p>6.31</text:p>
          </table:table-cell>
          <table:table-cell table:style-name="ce1" office:value-type="float" office:value="740.45" calcext:value-type="float">
            <text:p>740.45</text:p>
          </table:table-cell>
          <table:table-cell table:style-name="ce1" table:formula="of:=100*([.K222]-[.B222])/[.B222]" office:value-type="float" office:value="10.7115623271183" calcext:value-type="float">
            <text:p>10.71</text:p>
          </table:table-cell>
          <table:table-cell table:style-name="ce1" office:value-type="float" office:value="924.31" calcext:value-type="float">
            <text:p>924.31</text:p>
          </table:table-cell>
          <table:table-cell table:style-name="ce1" table:formula="of:=100*([.M222]-[.B222])/[.B222]" office:value-type="float" office:value="38.2021799913279" calcext:value-type="float">
            <text:p>38.20</text:p>
          </table:table-cell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1" office:value-type="float" office:value="630.78" calcext:value-type="float">
            <text:p>630.78</text:p>
          </table:table-cell>
          <table:table-cell office:value-type="float" office:value="630.78" calcext:value-type="float">
            <text:p>630.78</text:p>
          </table:table-cell>
          <table:table-cell table:style-name="ce1" table:formula="of:=100*([.C223]-[.B223])/[.B223]" office:value-type="float" office:value="0" calcext:value-type="float">
            <text:p>0.00</text:p>
          </table:table-cell>
          <table:table-cell table:style-name="ce1" office:value-type="float" office:value="655.4" calcext:value-type="float">
            <text:p>655.40</text:p>
          </table:table-cell>
          <table:table-cell table:style-name="ce1" table:formula="of:=100*([.E223]-[.B223])/[.B223]" office:value-type="float" office:value="3.90310409334475" calcext:value-type="float">
            <text:p>3.9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1" table:formula="of:=100*([.G223]-[.B223])/[.B223]" office:value-type="float" office:value="15.1938869336377" calcext:value-type="float">
            <text:p>15.19</text:p>
          </table:table-cell>
          <table:table-cell table:style-name="ce1" office:value-type="float" office:value="713.2" calcext:value-type="float">
            <text:p>713.20</text:p>
          </table:table-cell>
          <table:table-cell table:style-name="ce1" table:formula="of:=100*([.I223]-[.B223])/[.B223]" office:value-type="float" office:value="13.0663622816196" calcext:value-type="float">
            <text:p>13.07</text:p>
          </table:table-cell>
          <table:table-cell table:style-name="ce1" office:value-type="float" office:value="713.39" calcext:value-type="float">
            <text:p>713.39</text:p>
          </table:table-cell>
          <table:table-cell table:style-name="ce1" table:formula="of:=100*([.K223]-[.B223])/[.B223]" office:value-type="float" office:value="13.0964837185707" calcext:value-type="float">
            <text:p>13.10</text:p>
          </table:table-cell>
          <table:table-cell table:style-name="ce1" office:value-type="float" office:value="874.8" calcext:value-type="float">
            <text:p>874.80</text:p>
          </table:table-cell>
          <table:table-cell table:style-name="ce1" table:formula="of:=100*([.M223]-[.B223])/[.B223]" office:value-type="float" office:value="38.6854370779036" calcext:value-type="float">
            <text:p>38.69</text:p>
          </table:table-cell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1" office:value-type="float" office:value="431.32" calcext:value-type="float">
            <text:p>431.32</text:p>
          </table:table-cell>
          <table:table-cell office:value-type="float" office:value="435.42" calcext:value-type="float">
            <text:p>435.42</text:p>
          </table:table-cell>
          <table:table-cell table:style-name="ce1" table:formula="of:=100*([.C224]-[.B224])/[.B224]" office:value-type="float" office:value="0.950570342205328" calcext:value-type="float">
            <text:p>0.95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1" table:formula="of:=100*([.E224]-[.B224])/[.B224]" office:value-type="float" office:value="0" calcext:value-type="float">
            <text:p>0.00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1" table:formula="of:=100*([.G224]-[.B224])/[.B224]" office:value-type="float" office:value="50.77436705926" calcext:value-type="float">
            <text:p>50.77</text:p>
          </table:table-cell>
          <table:table-cell table:style-name="ce1" office:value-type="float" office:value="481.2" calcext:value-type="float">
            <text:p>481.20</text:p>
          </table:table-cell>
          <table:table-cell table:style-name="ce1" table:formula="of:=100*([.I224]-[.B224])/[.B224]" office:value-type="float" office:value="11.564499675415" calcext:value-type="float">
            <text:p>11.56</text:p>
          </table:table-cell>
          <table:table-cell table:style-name="ce1" office:value-type="float" office:value="471.61" calcext:value-type="float">
            <text:p>471.61</text:p>
          </table:table-cell>
          <table:table-cell table:style-name="ce1" table:formula="of:=100*([.K224]-[.B224])/[.B224]" office:value-type="float" office:value="9.34109246035427" calcext:value-type="float">
            <text:p>9.34</text:p>
          </table:table-cell>
          <table:table-cell table:style-name="ce1" office:value-type="float" office:value="751.05" calcext:value-type="float">
            <text:p>751.05</text:p>
          </table:table-cell>
          <table:table-cell table:style-name="ce1" table:formula="of:=100*([.M224]-[.B224])/[.B224]" office:value-type="float" office:value="74.1282574422702" calcext:value-type="float">
            <text:p>74.13</text:p>
          </table:table-cell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1" office:value-type="float" office:value="309.48" calcext:value-type="float">
            <text:p>309.48</text:p>
          </table:table-cell>
          <table:table-cell office:value-type="float" office:value="309.48" calcext:value-type="float">
            <text:p>309.48</text:p>
          </table:table-cell>
          <table:table-cell table:style-name="ce1" table:formula="of:=100*([.C225]-[.B225])/[.B225]" office:value-type="float" office:value="0" calcext:value-type="float">
            <text:p>0.00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1" table:formula="of:=100*([.E225]-[.B225])/[.B225]" office:value-type="float" office:value="12.8312007237947" calcext:value-type="float">
            <text:p>12.83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1" table:formula="of:=100*([.G225]-[.B225])/[.B225]" office:value-type="float" office:value="13.3417345224247" calcext:value-type="float">
            <text:p>13.34</text:p>
          </table:table-cell>
          <table:table-cell table:style-name="ce1" office:value-type="float" office:value="322.29" calcext:value-type="float">
            <text:p>322.29</text:p>
          </table:table-cell>
          <table:table-cell table:style-name="ce1" table:formula="of:=100*([.I225]-[.B225])/[.B225]" office:value-type="float" office:value="4.13920124079101" calcext:value-type="float">
            <text:p>4.14</text:p>
          </table:table-cell>
          <table:table-cell table:style-name="ce1" office:value-type="float" office:value="359.18" calcext:value-type="float">
            <text:p>359.18</text:p>
          </table:table-cell>
          <table:table-cell table:style-name="ce1" table:formula="of:=100*([.K225]-[.B225])/[.B225]" office:value-type="float" office:value="16.0591960708285" calcext:value-type="float">
            <text:p>16.06</text:p>
          </table:table-cell>
          <table:table-cell table:style-name="ce1" office:value-type="float" office:value="589.22" calcext:value-type="float">
            <text:p>589.22</text:p>
          </table:table-cell>
          <table:table-cell table:style-name="ce1" table:formula="of:=100*([.M225]-[.B225])/[.B225]" office:value-type="float" office:value="90.3903321700918" calcext:value-type="float">
            <text:p>90.39</text:p>
          </table:table-cell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1" office:value-type="float" office:value="3079.58" calcext:value-type="float">
            <text:p>3079.58</text:p>
          </table:table-cell>
          <table:table-cell office:value-type="float" office:value="3333.93" calcext:value-type="float">
            <text:p>3333.93</text:p>
          </table:table-cell>
          <table:table-cell table:style-name="ce1" table:formula="of:=100*([.C226]-[.B226])/[.B226]" office:value-type="float" office:value="8.25924314354555" calcext:value-type="float">
            <text:p>8.2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1" table:formula="of:=100*([.E226]-[.B226])/[.B226]" office:value-type="float" office:value="0" calcext:value-type="float">
            <text:p>0.00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1" table:formula="of:=100*([.G226]-[.B226])/[.B226]" office:value-type="float" office:value="7.85983802986122" calcext:value-type="float">
            <text:p>7.86</text:p>
          </table:table-cell>
          <table:table-cell table:style-name="ce1" office:value-type="float" office:value="3448.84" calcext:value-type="float">
            <text:p>3448.84</text:p>
          </table:table-cell>
          <table:table-cell table:style-name="ce1" table:formula="of:=100*([.I226]-[.B226])/[.B226]" office:value-type="float" office:value="11.9905961202502" calcext:value-type="float">
            <text:p>11.99</text:p>
          </table:table-cell>
          <table:table-cell table:style-name="ce1" office:value-type="float" office:value="3380.67" calcext:value-type="float">
            <text:p>3380.67</text:p>
          </table:table-cell>
          <table:table-cell table:style-name="ce1" table:formula="of:=100*([.K226]-[.B226])/[.B226]" office:value-type="float" office:value="9.77698257554602" calcext:value-type="float">
            <text:p>9.78</text:p>
          </table:table-cell>
          <table:table-cell table:style-name="ce1" office:value-type="float" office:value="4009.1" calcext:value-type="float">
            <text:p>4009.10</text:p>
          </table:table-cell>
          <table:table-cell table:style-name="ce1" table:formula="of:=100*([.M226]-[.B226])/[.B226]" office:value-type="float" office:value="30.1833366887693" calcext:value-type="float">
            <text:p>30.18</text:p>
          </table:table-cell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1" office:value-type="float" office:value="1917.82" calcext:value-type="float">
            <text:p>1917.82</text:p>
          </table:table-cell>
          <table:table-cell office:value-type="float" office:value="1917.82" calcext:value-type="float">
            <text:p>1917.82</text:p>
          </table:table-cell>
          <table:table-cell table:style-name="ce1" table:formula="of:=100*([.C227]-[.B227])/[.B227]" office:value-type="float" office:value="0" calcext:value-type="float">
            <text:p>0.00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1" table:formula="of:=100*([.E227]-[.B227])/[.B227]" office:value-type="float" office:value="9.65471212105412" calcext:value-type="float">
            <text:p>9.65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1" table:formula="of:=100*([.G227]-[.B227])/[.B227]" office:value-type="float" office:value="26.6667361900491" calcext:value-type="float">
            <text:p>26.67</text:p>
          </table:table-cell>
          <table:table-cell table:style-name="ce1" office:value-type="float" office:value="2201.39" calcext:value-type="float">
            <text:p>2201.39</text:p>
          </table:table-cell>
          <table:table-cell table:style-name="ce1" table:formula="of:=100*([.I227]-[.B227])/[.B227]" office:value-type="float" office:value="14.7860591713508" calcext:value-type="float">
            <text:p>14.79</text:p>
          </table:table-cell>
          <table:table-cell table:style-name="ce1" office:value-type="float" office:value="2157.1" calcext:value-type="float">
            <text:p>2157.10</text:p>
          </table:table-cell>
          <table:table-cell table:style-name="ce1" table:formula="of:=100*([.K227]-[.B227])/[.B227]" office:value-type="float" office:value="12.4766662147647" calcext:value-type="float">
            <text:p>12.48</text:p>
          </table:table-cell>
          <table:table-cell table:style-name="ce1" office:value-type="float" office:value="2732.05" calcext:value-type="float">
            <text:p>2732.05</text:p>
          </table:table-cell>
          <table:table-cell table:style-name="ce1" table:formula="of:=100*([.M227]-[.B227])/[.B227]" office:value-type="float" office:value="42.4560177701766" calcext:value-type="float">
            <text:p>42.46</text:p>
          </table:table-cell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8" office:value-type="float" office:value="1493.13" calcext:value-type="float">
            <text:p>1493.13</text:p>
          </table:table-cell>
          <table:table-cell office:value-type="float" office:value="1493.13" calcext:value-type="float">
            <text:p>1493.13</text:p>
          </table:table-cell>
          <table:table-cell table:style-name="ce1" table:formula="of:=100*([.C228]-[.B228])/[.B228]" office:value-type="float" office:value="0" calcext:value-type="float">
            <text:p>0.00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1" table:formula="of:=100*([.E228]-[.B228])/[.B228]" office:value-type="float" office:value="2.15922257271636" calcext:value-type="float">
            <text:p>2.16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1" table:formula="of:=100*([.G228]-[.B228])/[.B228]" office:value-type="float" office:value="24.853830543891" calcext:value-type="float">
            <text:p>24.85</text:p>
          </table:table-cell>
          <table:table-cell table:style-name="ce1" office:value-type="float" office:value="1630.94" calcext:value-type="float">
            <text:p>1630.94</text:p>
          </table:table-cell>
          <table:table-cell table:style-name="ce1" table:formula="of:=100*([.I228]-[.B228])/[.B228]" office:value-type="float" office:value="9.22960492388472" calcext:value-type="float">
            <text:p>9.23</text:p>
          </table:table-cell>
          <table:table-cell table:style-name="ce1" office:value-type="float" office:value="1614.27" calcext:value-type="float">
            <text:p>1614.27</text:p>
          </table:table-cell>
          <table:table-cell table:style-name="ce1" table:formula="of:=100*([.K228]-[.B228])/[.B228]" office:value-type="float" office:value="8.11315826485302" calcext:value-type="float">
            <text:p>8.11</text:p>
          </table:table-cell>
          <table:table-cell table:style-name="ce8" office:value-type="float" office:value="2437.73" calcext:value-type="float">
            <text:p>2437.73</text:p>
          </table:table-cell>
          <table:table-cell table:style-name="ce1" table:formula="of:=100*([.M228]-[.B228])/[.B228]" office:value-type="float" office:value="63.2630782316342" calcext:value-type="float">
            <text:p>63.26</text:p>
          </table:table-cell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1" office:value-type="float" office:value="1096.74" calcext:value-type="float">
            <text:p>1096.74</text:p>
          </table:table-cell>
          <table:table-cell office:value-type="float" office:value="1145.75" calcext:value-type="float">
            <text:p>1145.75</text:p>
          </table:table-cell>
          <table:table-cell table:style-name="ce1" table:formula="of:=100*([.C229]-[.B229])/[.B229]" office:value-type="float" office:value="4.4686981417656" calcext:value-type="float">
            <text:p>4.47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1" table:formula="of:=100*([.E229]-[.B229])/[.B229]" office:value-type="float" office:value="0.418513047759717" calcext:value-type="float">
            <text:p>0.42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1" table:formula="of:=100*([.G229]-[.B229])/[.B229]" office:value-type="float" office:value="13.0039936539198" calcext:value-type="float">
            <text:p>13.00</text:p>
          </table:table-cell>
          <table:table-cell table:style-name="ce1" office:value-type="float" office:value="1211.33" calcext:value-type="float">
            <text:p>1211.33</text:p>
          </table:table-cell>
          <table:table-cell table:style-name="ce1" table:formula="of:=100*([.I229]-[.B229])/[.B229]" office:value-type="float" office:value="10.4482375038751" calcext:value-type="float">
            <text:p>10.45</text:p>
          </table:table-cell>
          <table:table-cell table:style-name="ce1" office:value-type="float" office:value="1096.74" calcext:value-type="float">
            <text:p>1096.74</text:p>
          </table:table-cell>
          <table:table-cell table:style-name="ce1" table:formula="of:=100*([.K229]-[.B229])/[.B229]" office:value-type="float" office:value="0" calcext:value-type="float">
            <text:p>0.00</text:p>
          </table:table-cell>
          <table:table-cell table:style-name="ce1" office:value-type="float" office:value="1583.09" calcext:value-type="float">
            <text:p>1583.09</text:p>
          </table:table-cell>
          <table:table-cell table:style-name="ce1" table:formula="of:=100*([.M229]-[.B229])/[.B229]" office:value-type="float" office:value="44.3450589930157" calcext:value-type="float">
            <text:p>44.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19:.B229])" office:value-type="float" office:value="933.058181818182" calcext:value-type="float">
            <text:p>933.058181818182</text:p>
          </table:table-cell>
          <table:table-cell table:style-name="Default" table:formula="of:=AVERAGE([.C219:.C229])" office:value-type="float" office:value="962.416363636364" calcext:value-type="float">
            <text:p>962.416363636364</text:p>
          </table:table-cell>
          <table:table-cell table:formula="of:=AVERAGE([.D219:.D229])" office:value-type="float" office:value="1.93003673621072" calcext:value-type="float">
            <text:p>1.93003673621072</text:p>
          </table:table-cell>
          <table:table-cell table:formula="of:=AVERAGE([.E219:.E229])" office:value-type="float" office:value="962.995454545454" calcext:value-type="float">
            <text:p>962.995454545454</text:p>
          </table:table-cell>
          <table:table-cell table:formula="of:=AVERAGE([.F219:.F229])" office:value-type="float" office:value="3.21768973370122" calcext:value-type="float">
            <text:p>3.21768973370122</text:p>
          </table:table-cell>
          <table:table-cell table:formula="of:=AVERAGE([.G219:.G229])" office:value-type="float" office:value="1114.32363636364" calcext:value-type="float">
            <text:p>1114.32363636364</text:p>
          </table:table-cell>
          <table:table-cell table:formula="of:=AVERAGE([.H219:.H229])" office:value-type="float" office:value="26.3596316876298" calcext:value-type="float">
            <text:p>26.3596316876298</text:p>
          </table:table-cell>
          <table:table-cell table:formula="of:=AVERAGE([.I219:.I229])" office:value-type="float" office:value="1044.10272727273" calcext:value-type="float">
            <text:p>1044.10272727273</text:p>
          </table:table-cell>
          <table:table-cell table:formula="of:=AVERAGE([.J219:.J229])" office:value-type="float" office:value="13.0445198573666" calcext:value-type="float">
            <text:p>13.0445198573666</text:p>
          </table:table-cell>
          <table:table-cell table:formula="of:=AVERAGE([.K219:.K229])" office:value-type="float" office:value="1018.73" calcext:value-type="float">
            <text:p>1018.73</text:p>
          </table:table-cell>
          <table:table-cell table:formula="of:=AVERAGE([.L219:.L229])" office:value-type="float" office:value="8.82358091646569" calcext:value-type="float">
            <text:p>8.82358091646569</text:p>
          </table:table-cell>
          <table:table-cell table:formula="of:=AVERAGE([.M219:.M229])" office:value-type="float" office:value="1361.64" calcext:value-type="float">
            <text:p>1361.64</text:p>
          </table:table-cell>
          <table:table-cell table:formula="of:=AVERAGE([.N219:.N229])" office:value-type="float" office:value="57.2434198316725" calcext:value-type="float">
            <text:p>57.2434198316725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Proximity comp times</text:p>
          </table:table-cell>
          <table:covered-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+Swap</text:p>
          </table:table-cell>
          <table:table-cell table:style-name="Default" office:value-type="string" calcext:value-type="string">
            <text:p>v1_Standard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+Swap</text:p>
          </table:table-cell>
          <table:table-cell office:value-type="string" calcext:value-type="string">
            <text:p>og_Standard</text:p>
          </table:table-cell>
          <table:table-cell office:value-type="string" calcext:value-type="string">
            <text:p>og_NoLo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236:.B246])" office:value-type="float" office:value="0.0909090909090909" calcext:value-type="float">
            <text:p>0.09</text:p>
          </table:table-cell>
          <table:table-cell table:formula="of:=AVERAGE([.C236:.C246])" office:value-type="float" office:value="0.0909090909090909" calcext:value-type="float">
            <text:p>0.09</text:p>
          </table:table-cell>
          <table:table-cell table:style-name="ce1" table:formula="of:=AVERAGE([.D236:.D246])" office:value-type="float" office:value="0" calcext:value-type="float">
            <text:p>0.00</text:p>
          </table:table-cell>
          <table:table-cell table:style-name="ce1" table:formula="of:=AVERAGE([.E236:.E246])" office:value-type="float" office:value="0.181818181818182" calcext:value-type="float">
            <text:p>0.18</text:p>
          </table:table-cell>
          <table:table-cell table:style-name="ce1" table:formula="of:=AVERAGE([.F236:.F246])" office:value-type="float" office:value="0.0909090909090909" calcext:value-type="float">
            <text:p>0.09</text:p>
          </table:table-cell>
          <table:table-cell table:style-name="ce1" table:formula="of:=AVERAGE([.G236:.G246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+Swap</text:p>
          </table:table-cell>
          <table:table-cell table:style-name="Default" office:value-type="string" calcext:value-type="string">
            <text:p>v1_Standard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+Swap</text:p>
          </table:table-cell>
          <table:table-cell office:value-type="string" calcext:value-type="string">
            <text:p>og_Standard</text:p>
          </table:table-cell>
          <table:table-cell office:value-type="string" calcext:value-type="string">
            <text:p>og_NoLo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calcext:conditional-formats>
          <calcext:conditional-format calcext:target-range-address="Sheet1.B31:Sheet1.D53 Sheet1.C3:Sheet1.D7 Sheet1.C8:Sheet1.D13 Sheet1.B3:Sheet1.B13">
            <calcext:condition calcext:apply-style-name="Good" calcext:value="formula-is([.B3]=MIN([.$B3];[.$C3];[.$D3]))" calcext:base-cell-address="Sheet1.B3"/>
          </calcext:conditional-format>
          <calcext:conditional-format calcext:target-range-address="Sheet1.M61:Sheet1.M83">
            <calcext:condition calcext:apply-style-name="Good" calcext:value="formula-is([.M61]=MIN([.$C61];[.$E61];[.$G61];[.$I61]))" calcext:base-cell-address="Sheet1.M61"/>
          </calcext:conditional-format>
          <calcext:conditional-format calcext:target-range-address="Sheet1.C173:Sheet1.C183 Sheet1.E173:Sheet1.E183 Sheet1.G173:Sheet1.G183 Sheet1.I173:Sheet1.I183 Sheet1.K173:Sheet1.K183 Sheet1.M173:Sheet1.M183">
            <calcext:condition calcext:apply-style-name="Good" calcext:value="formula-is([.C173]=MIN([.$C173];[.$E173];[.$G173];[.$I173];[.$K173];[.$M173]))" calcext:base-cell-address="Sheet1.C173"/>
          </calcext:conditional-format>
          <calcext:conditional-format calcext:target-range-address="Sheet1.B204:Sheet1.G214 Sheet1.M228:Sheet1.M228 Sheet1.B228:Sheet1.B228">
            <calcext:condition calcext:apply-style-name="Good" calcext:value="formula-is([.B204]=MIN([.$B204];[.$C204];[.$D204];[.$E204];[.$F204];[.$G204]))" calcext:base-cell-address="Sheet1.B20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4:05:53.884212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03:42.541632944</meta:creation-date>
    <meta:generator>LibreOffice/7.6.7.2$Linux_X86_64 LibreOffice_project/60$Build-2</meta:generator>
    <dc:date>2024-06-17T14:11:28.392450141</dc:date>
    <meta:editing-duration>PT4H43M41S</meta:editing-duration>
    <meta:editing-cycles>238</meta:editing-cycles>
    <meta:document-statistic meta:table-count="1" meta:cell-count="1372" meta:object-count="0"/>
  </office:meta>
</office:document-meta>
</file>